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2.727cm"/>
    </style:style>
    <style:style style:name="co6" style:family="table-column">
      <style:table-column-properties fo:break-before="auto" style:column-width="3.297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8000"/>
  </office:automatic-styles>
  <office:body>
    <office:spreadsheet>
      <table:calculation-settings table:automatic-find-labels="false" table:use-regular-expressions="fals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adresse</text:p>
          </table:table-cell>
          <table:table-cell office:value-type="string">
            <text:p>typ</text:p>
          </table:table-cell>
          <table:table-cell office:value-type="string">
            <text:p>gruppe</text:p>
          </table:table-cell>
          <table:table-cell office:value-type="string">
            <text:p>lng</text:p>
          </table:table-cell>
          <table:table-cell office:value-type="string">
            <text:p>lat</text:p>
          </table:table-cell>
          <table:table-cell office:value-type="string">
            <text:p>ic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ettergarten Roßfall (ÖAV)</text:p>
          </table:table-cell>
          <table:table-cell office:value-type="string">
            <text:p>Höttinger Alm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364655117">
            <text:p>11.364655117</text:p>
          </table:table-cell>
          <table:table-cell office:value-type="float" office:value="47.2963692600001">
            <text:p>47.29636926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lettergarten Mühlauer Klamm</text:p>
          </table:table-cell>
          <table:table-cell office:value-type="string">
            <text:p>Rechenhofweg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415853409">
            <text:p>11.415853409</text:p>
          </table:table-cell>
          <table:table-cell office:value-type="float" office:value="47.2917330490001">
            <text:p>47.291733049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lettergarten Mühlauer Klamm</text:p>
          </table:table-cell>
          <table:table-cell office:value-type="string">
            <text:p>Rechenhofweg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41497595">
            <text:p>11.41497595</text:p>
          </table:table-cell>
          <table:table-cell office:value-type="float" office:value="47.291621558">
            <text:p>47.291621558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ndeshauptschießstand Arzl</text:p>
          </table:table-cell>
          <table:table-cell office:value-type="string">
            <text:p>Eggenwaldweg 60</text:p>
          </table:table-cell>
          <table:table-cell office:value-type="string">
            <text:p>Schießstand</text:p>
          </table:table-cell>
          <table:table-cell office:value-type="string">
            <text:p>Sonstiges</text:p>
          </table:table-cell>
          <table:table-cell office:value-type="float" office:value="11.427154455">
            <text:p>11.427154455</text:p>
          </table:table-cell>
          <table:table-cell office:value-type="float" office:value="47.2899562970001">
            <text:p>47.289956297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ielplatz Arzler Schießstand</text:p>
          </table:table-cell>
          <table:table-cell office:value-type="string">
            <text:p>Eggenwaldweg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247514150001">
            <text:p>11.424751415</text:p>
          </table:table-cell>
          <table:table-cell office:value-type="float" office:value="47.289429039">
            <text:p>47.289429039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ielplatz Arzler Schießstand</text:p>
          </table:table-cell>
          <table:table-cell office:value-type="string">
            <text:p>Eggenwaldweg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24681349">
            <text:p>11.424681349</text:p>
          </table:table-cell>
          <table:table-cell office:value-type="float" office:value="47.2891710960001">
            <text:p>47.289171096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tnessparkour Fit 2000 Hungerburg</text:p>
          </table:table-cell>
          <table:table-cell office:value-type="string">
            <text:p>Hungerburgweg</text:p>
          </table:table-cell>
          <table:table-cell office:value-type="string">
            <text:p>Fitnessparkour</text:p>
          </table:table-cell>
          <table:table-cell office:value-type="string">
            <text:p>Fitness/Klettern</text:p>
          </table:table-cell>
          <table:table-cell office:value-type="float" office:value="11.397648771">
            <text:p>11.397648771</text:p>
          </table:table-cell>
          <table:table-cell office:value-type="float" office:value="47.2868725610001">
            <text:p>47.286872561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ielplatz Hungerburg</text:p>
          </table:table-cell>
          <table:table-cell office:value-type="string">
            <text:p>Gramart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4771312">
            <text:p>11.394771312</text:p>
          </table:table-cell>
          <table:table-cell office:value-type="float" office:value="47.2866579390001">
            <text:p>47.28665793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nnisplätze Hungerburg</text:p>
          </table:table-cell>
          <table:table-cell office:value-type="string">
            <text:p>Gramartstraße 23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937202610001">
            <text:p>11.393720261</text:p>
          </table:table-cell>
          <table:table-cell office:value-type="float" office:value="47.284982744">
            <text:p>47.28498274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porthalle VS Arzl</text:p>
          </table:table-cell>
          <table:table-cell office:value-type="string">
            <text:p>Framsweg 19</text:p>
          </table:table-cell>
          <table:table-cell table:number-columns-repeated="2" office:value-type="string">
            <text:p>Sporthalle</text:p>
          </table:table-cell>
          <table:table-cell office:value-type="float" office:value="11.4262709540001">
            <text:p>11.426270954</text:p>
          </table:table-cell>
          <table:table-cell office:value-type="float" office:value="47.2847309110001">
            <text:p>47.28473091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ennisplätze Hungerburg</text:p>
          </table:table-cell>
          <table:table-cell office:value-type="string">
            <text:p>Gramartstraße 23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934926360001">
            <text:p>11.393492636</text:p>
          </table:table-cell>
          <table:table-cell office:value-type="float" office:value="47.2849173920001">
            <text:p>47.28491739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nnisplätze Hungerburg</text:p>
          </table:table-cell>
          <table:table-cell office:value-type="string">
            <text:p>Gramartstraße 23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93912518">
            <text:p>11.393912518</text:p>
          </table:table-cell>
          <table:table-cell office:value-type="float" office:value="47.284671916">
            <text:p>47.284671916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ennisplätze Hungerburg</text:p>
          </table:table-cell>
          <table:table-cell office:value-type="string">
            <text:p>Gramartstraße 23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93686454">
            <text:p>11.393686454</text:p>
          </table:table-cell>
          <table:table-cell office:value-type="float" office:value="47.284607131">
            <text:p>47.28460713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orthalle VS Mühlau</text:p>
          </table:table-cell>
          <table:table-cell office:value-type="string">
            <text:p>Hauptplatz 3</text:p>
          </table:table-cell>
          <table:table-cell table:number-columns-repeated="2" office:value-type="string">
            <text:p>Sporthalle</text:p>
          </table:table-cell>
          <table:table-cell office:value-type="float" office:value="11.4121155020001">
            <text:p>11.412115502</text:p>
          </table:table-cell>
          <table:table-cell office:value-type="float" office:value="47.2837381900001">
            <text:p>47.2837381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ortplatz Mühlenweg</text:p>
          </table:table-cell>
          <table:table-cell office:value-type="string">
            <text:p>Mühlenweg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153060100001">
            <text:p>11.41530601</text:p>
          </table:table-cell>
          <table:table-cell office:value-type="float" office:value="47.283270794">
            <text:p>47.283270794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ortplatz Mühlenweg</text:p>
          </table:table-cell>
          <table:table-cell office:value-type="string">
            <text:p>Mühlenweg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4149247390001">
            <text:p>11.414924739</text:p>
          </table:table-cell>
          <table:table-cell office:value-type="float" office:value="47.2832541000001">
            <text:p>47.2832541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ielplatz Gramartwiese</text:p>
          </table:table-cell>
          <table:table-cell office:value-type="string">
            <text:p>Gramart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77228997">
            <text:p>11.377228997</text:p>
          </table:table-cell>
          <table:table-cell office:value-type="float" office:value="47.2827927070001">
            <text:p>47.28279270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lettergarten Höttinger Steinbruch (ÖAV)</text:p>
          </table:table-cell>
          <table:table-cell office:value-type="string">
            <text:p>Höhenstraße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3943376140001">
            <text:p>11.394337614</text:p>
          </table:table-cell>
          <table:table-cell office:value-type="float" office:value="47.2821982080001">
            <text:p>47.282198208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ielplatz Jugendwohnheim Schwedenhaus</text:p>
          </table:table-cell>
          <table:table-cell office:value-type="string">
            <text:p>Rennweg 17b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93704820001">
            <text:p>11.399370482</text:p>
          </table:table-cell>
          <table:table-cell office:value-type="float" office:value="47.277247743">
            <text:p>47.277247743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ortanlage BHAK/BHAS Innsbruck</text:p>
          </table:table-cell>
          <table:table-cell office:value-type="string">
            <text:p>Karl-Schönherr-Straße 2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01868340001">
            <text:p>11.400186834</text:p>
          </table:table-cell>
          <table:table-cell office:value-type="float" office:value="47.2762179850001">
            <text:p>47.27621798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orthalle VS Neuarzl</text:p>
          </table:table-cell>
          <table:table-cell office:value-type="string">
            <text:p>Rotadlerstraße 10</text:p>
          </table:table-cell>
          <table:table-cell table:number-columns-repeated="2" office:value-type="string">
            <text:p>Sporthalle</text:p>
          </table:table-cell>
          <table:table-cell office:value-type="float" office:value="11.436514174">
            <text:p>11.436514174</text:p>
          </table:table-cell>
          <table:table-cell office:value-type="float" office:value="47.2752180140001">
            <text:p>47.275218014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porthalle VS Neuarzl</text:p>
          </table:table-cell>
          <table:table-cell office:value-type="string">
            <text:p>Rotadlerstraße 10</text:p>
          </table:table-cell>
          <table:table-cell table:number-columns-repeated="2" office:value-type="string">
            <text:p>Sporthalle</text:p>
          </table:table-cell>
          <table:table-cell office:value-type="float" office:value="11.436285652">
            <text:p>11.436285652</text:p>
          </table:table-cell>
          <table:table-cell office:value-type="float" office:value="47.2751741880001">
            <text:p>47.275174188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ielplatz Schützenstraße</text:p>
          </table:table-cell>
          <table:table-cell office:value-type="string">
            <text:p>Schützen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35498936">
            <text:p>11.435498936</text:p>
          </table:table-cell>
          <table:table-cell office:value-type="float" office:value="47.27468084">
            <text:p>47.27468084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ielplatz Reichenauerpromenade</text:p>
          </table:table-cell>
          <table:table-cell office:value-type="string">
            <text:p>Reichenauer Straße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6741491">
            <text:p>11.426741491</text:p>
          </table:table-cell>
          <table:table-cell office:value-type="float" office:value="47.2748708300001">
            <text:p>47.27487083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ielplatz Reichenauerpromenade</text:p>
          </table:table-cell>
          <table:table-cell office:value-type="string">
            <text:p>Reichenauer Straße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4273048430001">
            <text:p>11.427304843</text:p>
          </table:table-cell>
          <table:table-cell office:value-type="float" office:value="47.2746943980001">
            <text:p>47.274694398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ielplatz Grüngürtel Reichenau Ost</text:p>
          </table:table-cell>
          <table:table-cell office:value-type="string">
            <text:p>Roßbach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23628400001">
            <text:p>11.42236284</text:p>
          </table:table-cell>
          <table:table-cell office:value-type="float" office:value="47.274699436">
            <text:p>47.274699436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ielplatz Reichenauerpromenade</text:p>
          </table:table-cell>
          <table:table-cell office:value-type="string">
            <text:p>Reichenauer Straße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428054316">
            <text:p>11.428054316</text:p>
          </table:table-cell>
          <table:table-cell office:value-type="float" office:value="47.2743626930001">
            <text:p>47.274362693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ielplatz Kärntner Park</text:p>
          </table:table-cell>
          <table:table-cell office:value-type="string">
            <text:p>Kärntner 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131901160001">
            <text:p>11.413190116</text:p>
          </table:table-cell>
          <table:table-cell office:value-type="float" office:value="47.2743084190001">
            <text:p>47.27430841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2578451">
            <text:p>11.42578451</text:p>
          </table:table-cell>
          <table:table-cell office:value-type="float" office:value="47.274143307">
            <text:p>47.274143307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8071730001">
            <text:p>11.425807173</text:p>
          </table:table-cell>
          <table:table-cell office:value-type="float" office:value="47.2737411910001">
            <text:p>47.27374119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5121022">
            <text:p>11.425121022</text:p>
          </table:table-cell>
          <table:table-cell office:value-type="float" office:value="47.273612514">
            <text:p>47.273612514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247685280001">
            <text:p>11.424768528</text:p>
          </table:table-cell>
          <table:table-cell office:value-type="float" office:value="47.2736350010001">
            <text:p>47.27363500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24773283">
            <text:p>11.424773283</text:p>
          </table:table-cell>
          <table:table-cell office:value-type="float" office:value="47.27342392">
            <text:p>47.27342392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253035">
            <text:p>11.427253035</text:p>
          </table:table-cell>
          <table:table-cell office:value-type="float" office:value="47.2733333510001">
            <text:p>47.27333335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0284670001">
            <text:p>11.427028467</text:p>
          </table:table-cell>
          <table:table-cell office:value-type="float" office:value="47.273331995">
            <text:p>47.27333199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803428">
            <text:p>11.426803428</text:p>
          </table:table-cell>
          <table:table-cell office:value-type="float" office:value="47.273330619">
            <text:p>47.27333061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578391">
            <text:p>11.426578391</text:p>
          </table:table-cell>
          <table:table-cell office:value-type="float" office:value="47.2733292440001">
            <text:p>47.27332924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350374">
            <text:p>11.426350374</text:p>
          </table:table-cell>
          <table:table-cell office:value-type="float" office:value="47.2733278740001">
            <text:p>47.27332787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ielplatz Grüngürtel Reichenau West</text:p>
          </table:table-cell>
          <table:table-cell office:value-type="string">
            <text:p>Gutshofweg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18923701">
            <text:p>11.418923701</text:p>
          </table:table-cell>
          <table:table-cell office:value-type="float" office:value="47.273421672">
            <text:p>47.273421672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ortanlage VS Saggen - Siebererschule</text:p>
          </table:table-cell>
          <table:table-cell office:value-type="string">
            <text:p>Siebererstraße 7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3317777">
            <text:p>11.403317777</text:p>
          </table:table-cell>
          <table:table-cell office:value-type="float" office:value="47.2734314950001">
            <text:p>47.27343149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45176430001">
            <text:p>11.424517643</text:p>
          </table:table-cell>
          <table:table-cell office:value-type="float" office:value="47.273210621">
            <text:p>47.27321062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table:number-columns-repeated="2" office:value-type="string">
            <text:p>Sporthalle</text:p>
          </table:table-cell>
          <table:table-cell office:value-type="float" office:value="11.425120888">
            <text:p>11.425120888</text:p>
          </table:table-cell>
          <table:table-cell office:value-type="float" office:value="47.2732814030001">
            <text:p>47.27328140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481986">
            <text:p>11.427481986</text:p>
          </table:table-cell>
          <table:table-cell office:value-type="float" office:value="47.273239473">
            <text:p>47.27323947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4897060001">
            <text:p>11.427489706</text:p>
          </table:table-cell>
          <table:table-cell office:value-type="float" office:value="47.2729718140001">
            <text:p>47.27297181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2648520001">
            <text:p>11.427264852</text:p>
          </table:table-cell>
          <table:table-cell office:value-type="float" office:value="47.2729679510001">
            <text:p>47.27296795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70392">
            <text:p>11.4270392</text:p>
          </table:table-cell>
          <table:table-cell office:value-type="float" office:value="47.2729639930001">
            <text:p>47.27296399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8141850001">
            <text:p>11.426814185</text:p>
          </table:table-cell>
          <table:table-cell office:value-type="float" office:value="47.272960063">
            <text:p>47.27296006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589171">
            <text:p>11.426589171</text:p>
          </table:table-cell>
          <table:table-cell office:value-type="float" office:value="47.272956133">
            <text:p>47.27295613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63646040001">
            <text:p>11.426364604</text:p>
          </table:table-cell>
          <table:table-cell office:value-type="float" office:value="47.272952252">
            <text:p>47.27295225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ortanlage NMS Reichenau</text:p>
          </table:table-cell>
          <table:table-cell office:value-type="string">
            <text:p>Burghard-Breitner-Straße 20-22</text:p>
          </table:table-cell>
          <table:table-cell table:number-columns-repeated="2" office:value-type="string">
            <text:p>Sporthalle</text:p>
          </table:table-cell>
          <table:table-cell office:value-type="float" office:value="11.424871782">
            <text:p>11.424871782</text:p>
          </table:table-cell>
          <table:table-cell office:value-type="float" office:value="47.2730108420001">
            <text:p>47.273010842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ortanlage VS Saggen - Siebererschule</text:p>
          </table:table-cell>
          <table:table-cell office:value-type="string">
            <text:p>Siebererstraße 7</text:p>
          </table:table-cell>
          <table:table-cell table:number-columns-repeated="2" office:value-type="string">
            <text:p>Sporthalle</text:p>
          </table:table-cell>
          <table:table-cell office:value-type="float" office:value="11.403881621">
            <text:p>11.403881621</text:p>
          </table:table-cell>
          <table:table-cell office:value-type="float" office:value="47.273149743">
            <text:p>47.27314974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chießstand Hegnerschule</text:p>
          </table:table-cell>
          <table:table-cell office:value-type="string">
            <text:p>Burghard-Breitner-Straße 20</text:p>
          </table:table-cell>
          <table:table-cell office:value-type="string">
            <text:p>Schießstandhalle</text:p>
          </table:table-cell>
          <table:table-cell office:value-type="string">
            <text:p>Sonstiges</text:p>
          </table:table-cell>
          <table:table-cell office:value-type="float" office:value="11.424678052">
            <text:p>11.424678052</text:p>
          </table:table-cell>
          <table:table-cell office:value-type="float" office:value="47.272747553">
            <text:p>47.272747553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ußballplatz An-der-Lan-Straße</text:p>
          </table:table-cell>
          <table:table-cell office:value-type="string">
            <text:p>An-der-Lan-Straße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447612540001">
            <text:p>11.444761254</text:p>
          </table:table-cell>
          <table:table-cell office:value-type="float" office:value="47.27211349">
            <text:p>47.27211349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ischtennishalle Hegnerschule</text:p>
          </table:table-cell>
          <table:table-cell office:value-type="string">
            <text:p>Burghard-Breitner-Straße 20</text:p>
          </table:table-cell>
          <table:table-cell table:number-columns-repeated="2" office:value-type="string">
            <text:p>Sporthalle</text:p>
          </table:table-cell>
          <table:table-cell office:value-type="float" office:value="11.4247853520001">
            <text:p>11.424785352</text:p>
          </table:table-cell>
          <table:table-cell office:value-type="float" office:value="47.2725798660001">
            <text:p>47.27257986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Kegelbahn Hegnerschule</text:p>
          </table:table-cell>
          <table:table-cell office:value-type="string">
            <text:p>Burghard-Breitner-Straße 20</text:p>
          </table:table-cell>
          <table:table-cell office:value-type="string">
            <text:p>Kegelbahn</text:p>
          </table:table-cell>
          <table:table-cell office:value-type="string">
            <text:p>Sporthalle</text:p>
          </table:table-cell>
          <table:table-cell office:value-type="float" office:value="11.424988523">
            <text:p>11.424988523</text:p>
          </table:table-cell>
          <table:table-cell office:value-type="float" office:value="47.2725866310001">
            <text:p>47.272586631</text:p>
          </table:table-cell>
          <table:table-cell office:value-type="string">
            <text:p>kegeln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porthalle VS Reichenau</text:p>
          </table:table-cell>
          <table:table-cell office:value-type="string">
            <text:p>Wörndlestraße 3</text:p>
          </table:table-cell>
          <table:table-cell table:number-columns-repeated="2" office:value-type="string">
            <text:p>Sporthalle</text:p>
          </table:table-cell>
          <table:table-cell office:value-type="float" office:value="11.4185350020001">
            <text:p>11.418535002</text:p>
          </table:table-cell>
          <table:table-cell office:value-type="float" office:value="47.2725490130001">
            <text:p>47.27254901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porthalle VS Reichenau</text:p>
          </table:table-cell>
          <table:table-cell office:value-type="string">
            <text:p>Wörndlestraße 3</text:p>
          </table:table-cell>
          <table:table-cell table:number-columns-repeated="2" office:value-type="string">
            <text:p>Sporthalle</text:p>
          </table:table-cell>
          <table:table-cell office:value-type="float" office:value="11.4181968830001">
            <text:p>11.418196883</text:p>
          </table:table-cell>
          <table:table-cell office:value-type="float" office:value="47.2724271800001">
            <text:p>47.27242718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pielplatz Grünbacherpromenade</text:p>
          </table:table-cell>
          <table:table-cell office:value-type="string">
            <text:p>Sepp-Grünbacher-Promenad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378196390001">
            <text:p>11.437819639</text:p>
          </table:table-cell>
          <table:table-cell office:value-type="float" office:value="47.272156625">
            <text:p>47.27215662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ischtennis Verbandsraum VS Reichenau</text:p>
          </table:table-cell>
          <table:table-cell office:value-type="string">
            <text:p>Wörndlestraße 3</text:p>
          </table:table-cell>
          <table:table-cell table:number-columns-repeated="2" office:value-type="string">
            <text:p>Sporthalle</text:p>
          </table:table-cell>
          <table:table-cell office:value-type="float" office:value="11.4182841790001">
            <text:p>11.418284179</text:p>
          </table:table-cell>
          <table:table-cell office:value-type="float" office:value="47.272219911">
            <text:p>47.27221991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pielplatz Grüner Boden</text:p>
          </table:table-cell>
          <table:table-cell office:value-type="string">
            <text:p>oberhalb Sadrachstraße 31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63486643">
            <text:p>11.363486643</text:p>
          </table:table-cell>
          <table:table-cell office:value-type="float" office:value="47.2725735380001">
            <text:p>47.27257353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4252190001">
            <text:p>11.424425219</text:p>
          </table:table-cell>
          <table:table-cell office:value-type="float" office:value="47.271876503">
            <text:p>47.27187650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212902">
            <text:p>11.424212902</text:p>
          </table:table-cell>
          <table:table-cell office:value-type="float" office:value="47.2718201220001">
            <text:p>47.27182012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0001700001">
            <text:p>11.42400017</text:p>
          </table:table-cell>
          <table:table-cell office:value-type="float" office:value="47.2717636620001">
            <text:p>47.27176366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23667122">
            <text:p>11.423667122</text:p>
          </table:table-cell>
          <table:table-cell office:value-type="float" office:value="47.271680147">
            <text:p>47.271680147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234509790001">
            <text:p>11.423450979</text:p>
          </table:table-cell>
          <table:table-cell office:value-type="float" office:value="47.2716225290001">
            <text:p>47.27162252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6093310001">
            <text:p>11.424609331</text:p>
          </table:table-cell>
          <table:table-cell office:value-type="float" office:value="47.27155358">
            <text:p>47.2715535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232349700001">
            <text:p>11.42323497</text:p>
          </table:table-cell>
          <table:table-cell office:value-type="float" office:value="47.2715649020001">
            <text:p>47.27156490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39791">
            <text:p>11.42439791</text:p>
          </table:table-cell>
          <table:table-cell office:value-type="float" office:value="47.2714974560001">
            <text:p>47.271497456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1848570001">
            <text:p>11.424184857</text:p>
          </table:table-cell>
          <table:table-cell office:value-type="float" office:value="47.2714410950001">
            <text:p>47.27144109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3868479">
            <text:p>11.423868479</text:p>
          </table:table-cell>
          <table:table-cell office:value-type="float" office:value="47.2713459450001">
            <text:p>47.27134594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3652389">
            <text:p>11.423652389</text:p>
          </table:table-cell>
          <table:table-cell office:value-type="float" office:value="47.2712887420001">
            <text:p>47.27128874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pielplatz Riedgasse</text:p>
          </table:table-cell>
          <table:table-cell office:value-type="string">
            <text:p>Riedgass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88466629">
            <text:p>11.388466629</text:p>
          </table:table-cell>
          <table:table-cell office:value-type="float" office:value="47.2716710390001">
            <text:p>47.27167103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4790748">
            <text:p>11.424790748</text:p>
          </table:table-cell>
          <table:table-cell office:value-type="float" office:value="47.271254416">
            <text:p>47.271254416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34359930001">
            <text:p>11.423435993</text:p>
          </table:table-cell>
          <table:table-cell office:value-type="float" office:value="47.271231578">
            <text:p>47.27123157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45930230001">
            <text:p>11.424593023</text:p>
          </table:table-cell>
          <table:table-cell office:value-type="float" office:value="47.2711955350001">
            <text:p>47.271195535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Fußballplatz Fennerareal</text:p>
          </table:table-cell>
          <table:table-cell office:value-type="string">
            <text:p>Kaiserjägerstraße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993143870001">
            <text:p>11.399314387</text:p>
          </table:table-cell>
          <table:table-cell office:value-type="float" office:value="47.271154274">
            <text:p>47.271154274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4370982">
            <text:p>11.424370982</text:p>
          </table:table-cell>
          <table:table-cell office:value-type="float" office:value="47.271130113">
            <text:p>47.271130113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porthalle VS St. Nikolaus</text:p>
          </table:table-cell>
          <table:table-cell office:value-type="string">
            <text:p>Innallee 3</text:p>
          </table:table-cell>
          <table:table-cell table:number-columns-repeated="2" office:value-type="string">
            <text:p>Sporthalle</text:p>
          </table:table-cell>
          <table:table-cell office:value-type="float" office:value="11.3925927970001">
            <text:p>11.392592797</text:p>
          </table:table-cell>
          <table:table-cell office:value-type="float" office:value="47.2713961740001">
            <text:p>47.271396174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37751270001">
            <text:p>11.423775127</text:p>
          </table:table-cell>
          <table:table-cell office:value-type="float" office:value="47.271016988">
            <text:p>47.27101698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porthalle NMS Olympisches Dorf</text:p>
          </table:table-cell>
          <table:table-cell office:value-type="string">
            <text:p>Kajetan-Sweth-Straße 14</text:p>
          </table:table-cell>
          <table:table-cell table:number-columns-repeated="2" office:value-type="string">
            <text:p>Sporthalle</text:p>
          </table:table-cell>
          <table:table-cell office:value-type="float" office:value="11.4432232560001">
            <text:p>11.443223256</text:p>
          </table:table-cell>
          <table:table-cell office:value-type="float" office:value="47.2704708190001">
            <text:p>47.27047081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ennis Union Turnerschaft Innsbruck</text:p>
          </table:table-cell>
          <table:table-cell office:value-type="string">
            <text:p>Radetzkystraße 4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38305590001">
            <text:p>11.423830559</text:p>
          </table:table-cell>
          <table:table-cell office:value-type="float" office:value="47.270905009">
            <text:p>47.27090500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chießstand Hötting</text:p>
          </table:table-cell>
          <table:table-cell office:value-type="string">
            <text:p>Schwabeneckweg 7</text:p>
          </table:table-cell>
          <table:table-cell office:value-type="string">
            <text:p>Schießstandhalle</text:p>
          </table:table-cell>
          <table:table-cell office:value-type="string">
            <text:p>Sonstiges</text:p>
          </table:table-cell>
          <table:table-cell office:value-type="float" office:value="11.375426895">
            <text:p>11.375426895</text:p>
          </table:table-cell>
          <table:table-cell office:value-type="float" office:value="47.271149069">
            <text:p>47.271149069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urnleistungszentrum NMS Olympisches Dorf</text:p>
          </table:table-cell>
          <table:table-cell office:value-type="string">
            <text:p>Kajetan-Sweth-Straße 14</text:p>
          </table:table-cell>
          <table:table-cell table:number-columns-repeated="2" office:value-type="string">
            <text:p>Sporthalle</text:p>
          </table:table-cell>
          <table:table-cell office:value-type="float" office:value="11.4430417030001">
            <text:p>11.443041703</text:p>
          </table:table-cell>
          <table:table-cell office:value-type="float" office:value="47.270171761">
            <text:p>47.27017176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pielplatz TG Kajetan-Sweth-Straße</text:p>
          </table:table-cell>
          <table:table-cell office:value-type="string">
            <text:p>Kajetan-Sweth-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438413990001">
            <text:p>11.443841399</text:p>
          </table:table-cell>
          <table:table-cell office:value-type="float" office:value="47.269935823">
            <text:p>47.269935823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pielplatz Kindergarten Hötting</text:p>
          </table:table-cell>
          <table:table-cell office:value-type="string">
            <text:p>Schneeburggasse 30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813129960001">
            <text:p>11.381312996</text:p>
          </table:table-cell>
          <table:table-cell office:value-type="float" office:value="47.2705957410001">
            <text:p>47.27059574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pielplatz Waltherpark</text:p>
          </table:table-cell>
          <table:table-cell office:value-type="string">
            <text:p>Inn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19432450001">
            <text:p>11.391943245</text:p>
          </table:table-cell>
          <table:table-cell office:value-type="float" office:value="47.2704323090001">
            <text:p>47.27043230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ußballplatz Reichenau</text:p>
          </table:table-cell>
          <table:table-cell office:value-type="string">
            <text:p>Klappholzstraße 2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78500960001">
            <text:p>11.417850096</text:p>
          </table:table-cell>
          <table:table-cell office:value-type="float" office:value="47.269343034">
            <text:p>47.269343034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porthalle NMS Pembaurstraße</text:p>
          </table:table-cell>
          <table:table-cell office:value-type="string">
            <text:p>Pembaurstraße 18</text:p>
          </table:table-cell>
          <table:table-cell table:number-columns-repeated="2" office:value-type="string">
            <text:p>Sporthalle</text:p>
          </table:table-cell>
          <table:table-cell office:value-type="float" office:value="11.4107794990001">
            <text:p>11.410779499</text:p>
          </table:table-cell>
          <table:table-cell office:value-type="float" office:value="47.269435006">
            <text:p>47.26943500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porthalle NMS Gabelsbergerstraße</text:p>
          </table:table-cell>
          <table:table-cell office:value-type="string">
            <text:p>Gabelsbergerstraße 1</text:p>
          </table:table-cell>
          <table:table-cell table:number-columns-repeated="2" office:value-type="string">
            <text:p>Sporthalle</text:p>
          </table:table-cell>
          <table:table-cell office:value-type="float" office:value="11.410491462">
            <text:p>11.410491462</text:p>
          </table:table-cell>
          <table:table-cell office:value-type="float" office:value="47.26938153">
            <text:p>47.2693815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ußballplatz Reichenau</text:p>
          </table:table-cell>
          <table:table-cell office:value-type="string">
            <text:p>Klappholzstraße 2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72083030001">
            <text:p>11.417208303</text:p>
          </table:table-cell>
          <table:table-cell office:value-type="float" office:value="47.2689571820001">
            <text:p>47.268957182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VO Stockschützenverein Olympisches Dorf</text:p>
          </table:table-cell>
          <table:table-cell office:value-type="string">
            <text:p>Kugelfangweg 48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47393694">
            <text:p>11.447393694</text:p>
          </table:table-cell>
          <table:table-cell office:value-type="float" office:value="47.2688339900001">
            <text:p>47.26883399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porthalle VS Dreiheiligen</text:p>
          </table:table-cell>
          <table:table-cell office:value-type="string">
            <text:p>Jahnstraße 5</text:p>
          </table:table-cell>
          <table:table-cell table:number-columns-repeated="2" office:value-type="string">
            <text:p>Sporthalle</text:p>
          </table:table-cell>
          <table:table-cell office:value-type="float" office:value="11.4034280220001">
            <text:p>11.403428022</text:p>
          </table:table-cell>
          <table:table-cell office:value-type="float" office:value="47.2690688710001">
            <text:p>47.26906887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pielplatz Durigstraße</text:p>
          </table:table-cell>
          <table:table-cell office:value-type="string">
            <text:p>Durig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4603427">
            <text:p>11.424603427</text:p>
          </table:table-cell>
          <table:table-cell office:value-type="float" office:value="47.2687839000001">
            <text:p>47.268783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pielplatz Andechsstraße</text:p>
          </table:table-cell>
          <table:table-cell office:value-type="string">
            <text:p>Andechs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1998531">
            <text:p>11.421998531</text:p>
          </table:table-cell>
          <table:table-cell office:value-type="float" office:value="47.268520322">
            <text:p>47.268520322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chießstand Vereinsheim Reichenau</text:p>
          </table:table-cell>
          <table:table-cell office:value-type="string">
            <text:p>Valiergasse 8a</text:p>
          </table:table-cell>
          <table:table-cell office:value-type="string">
            <text:p>Schießstandhalle</text:p>
          </table:table-cell>
          <table:table-cell office:value-type="string">
            <text:p>Sonstiges</text:p>
          </table:table-cell>
          <table:table-cell office:value-type="float" office:value="11.428001846">
            <text:p>11.428001846</text:p>
          </table:table-cell>
          <table:table-cell office:value-type="float" office:value="47.2680387140001">
            <text:p>47.268038714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porthalle VS Mariahilf</text:p>
          </table:table-cell>
          <table:table-cell office:value-type="string">
            <text:p>Dr.-Sigismund-Epp-Weg 3</text:p>
          </table:table-cell>
          <table:table-cell table:number-columns-repeated="2" office:value-type="string">
            <text:p>Sporthalle</text:p>
          </table:table-cell>
          <table:table-cell office:value-type="float" office:value="11.3859470400001">
            <text:p>11.38594704</text:p>
          </table:table-cell>
          <table:table-cell office:value-type="float" office:value="47.268300121">
            <text:p>47.26830012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porthalle VS Pradl-Leitgeb</text:p>
          </table:table-cell>
          <table:table-cell office:value-type="string">
            <text:p>Pradler Platz 8</text:p>
          </table:table-cell>
          <table:table-cell table:number-columns-repeated="2" office:value-type="string">
            <text:p>Sporthalle</text:p>
          </table:table-cell>
          <table:table-cell office:value-type="float" office:value="11.407745537">
            <text:p>11.407745537</text:p>
          </table:table-cell>
          <table:table-cell office:value-type="float" office:value="47.2675290650001">
            <text:p>47.26752906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porthalle VS Allerheiligen</text:p>
          </table:table-cell>
          <table:table-cell office:value-type="string">
            <text:p>Karl-Innerebner-Straße 70</text:p>
          </table:table-cell>
          <table:table-cell table:number-columns-repeated="2" office:value-type="string">
            <text:p>Sporthalle</text:p>
          </table:table-cell>
          <table:table-cell office:value-type="float" office:value="11.356427164">
            <text:p>11.356427164</text:p>
          </table:table-cell>
          <table:table-cell office:value-type="float" office:value="47.267981402">
            <text:p>47.267981402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cciaanlage Rapoldipark</text:p>
          </table:table-cell>
          <table:table-cell office:value-type="string">
            <text:p>Pradler Platz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066023020001">
            <text:p>11.406602302</text:p>
          </table:table-cell>
          <table:table-cell office:value-type="float" office:value="47.2673770490001">
            <text:p>47.267377049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21784652">
            <text:p>11.421784652</text:p>
          </table:table-cell>
          <table:table-cell office:value-type="float" office:value="47.2669068860001">
            <text:p>47.266906886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pielplatz Rapoldipark</text:p>
          </table:table-cell>
          <table:table-cell office:value-type="string">
            <text:p>Stadtpark Rapoldi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6653942">
            <text:p>11.406653942</text:p>
          </table:table-cell>
          <table:table-cell office:value-type="float" office:value="47.267072037">
            <text:p>47.26707203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1233461">
            <text:p>11.421233461</text:p>
          </table:table-cell>
          <table:table-cell office:value-type="float" office:value="47.266909974">
            <text:p>47.266909974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4208778670001">
            <text:p>11.420877867</text:p>
          </table:table-cell>
          <table:table-cell office:value-type="float" office:value="47.266956174">
            <text:p>47.266956174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pielplatz Lohbach</text:p>
          </table:table-cell>
          <table:table-cell office:value-type="string">
            <text:p>Lohbachufer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343931872">
            <text:p>11.343931872</text:p>
          </table:table-cell>
          <table:table-cell office:value-type="float" office:value="47.267478166">
            <text:p>47.267478166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4206905240001">
            <text:p>11.420690524</text:p>
          </table:table-cell>
          <table:table-cell office:value-type="float" office:value="47.2668636510001">
            <text:p>47.266863651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420834353">
            <text:p>11.420834353</text:p>
          </table:table-cell>
          <table:table-cell office:value-type="float" office:value="47.2668712510001">
            <text:p>47.26687125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420790842">
            <text:p>11.420790842</text:p>
          </table:table-cell>
          <table:table-cell office:value-type="float" office:value="47.2667863290001">
            <text:p>47.266786329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portanlage Andechsstraße</text:p>
          </table:table-cell>
          <table:table-cell office:value-type="string">
            <text:p>Andechsstraße 70</text:p>
          </table:table-cell>
          <table:table-cell office:value-type="string">
            <text:p>Beachsoccerplatz</text:p>
          </table:table-cell>
          <table:table-cell office:value-type="string">
            <text:p>Funsport</text:p>
          </table:table-cell>
          <table:table-cell office:value-type="float" office:value="11.4211369830001">
            <text:p>11.421136983</text:p>
          </table:table-cell>
          <table:table-cell office:value-type="float" office:value="47.266722154">
            <text:p>47.266722154</text:p>
          </table:table-cell>
          <table:table-cell office:value-type="string">
            <text:p>beachfussbal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egelbahn NMS Hötting West</text:p>
          </table:table-cell>
          <table:table-cell office:value-type="string">
            <text:p>Viktor-Franz-Hess-Straße 9</text:p>
          </table:table-cell>
          <table:table-cell office:value-type="string">
            <text:p>Kegelbahn</text:p>
          </table:table-cell>
          <table:table-cell office:value-type="string">
            <text:p>Sporthalle</text:p>
          </table:table-cell>
          <table:table-cell office:value-type="float" office:value="11.344663886">
            <text:p>11.344663886</text:p>
          </table:table-cell>
          <table:table-cell office:value-type="float" office:value="47.267404137">
            <text:p>47.267404137</text:p>
          </table:table-cell>
          <table:table-cell office:value-type="string">
            <text:p>kegeln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isschützenclub Tirol</text:p>
          </table:table-cell>
          <table:table-cell office:value-type="string">
            <text:p>Egerdachstraße 71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21501791">
            <text:p>11.421501791</text:p>
          </table:table-cell>
          <table:table-cell office:value-type="float" office:value="47.266389114">
            <text:p>47.266389114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pielplatz Lohbach</text:p>
          </table:table-cell>
          <table:table-cell office:value-type="string">
            <text:p>Lohbachufer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425032380001">
            <text:p>11.342503238</text:p>
          </table:table-cell>
          <table:table-cell office:value-type="float" office:value="47.266968127">
            <text:p>47.26696812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isschützenclub Tirol</text:p>
          </table:table-cell>
          <table:table-cell office:value-type="string">
            <text:p>Egerdachstraße 71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215020980001">
            <text:p>11.421502098</text:p>
          </table:table-cell>
          <table:table-cell office:value-type="float" office:value="47.266333155">
            <text:p>47.266333155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porthalle NMS Hötting West</text:p>
          </table:table-cell>
          <table:table-cell office:value-type="string">
            <text:p>Viktor-Franz-Hess-Straße 9</text:p>
          </table:table-cell>
          <table:table-cell table:number-columns-repeated="2" office:value-type="string">
            <text:p>Sporthalle</text:p>
          </table:table-cell>
          <table:table-cell office:value-type="float" office:value="11.3447884940001">
            <text:p>11.344788494</text:p>
          </table:table-cell>
          <table:table-cell office:value-type="float" office:value="47.2668866440001">
            <text:p>47.266886644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islaufplatz Sparkassenplatz</text:p>
          </table:table-cell>
          <table:table-cell office:value-type="string">
            <text:p>Sparkassenplatz</text:p>
          </table:table-cell>
          <table:table-cell office:value-type="string">
            <text:p>Eislaufplatz</text:p>
          </table:table-cell>
          <table:table-cell office:value-type="string">
            <text:p>Eissport</text:p>
          </table:table-cell>
          <table:table-cell office:value-type="float" office:value="11.3948223950001">
            <text:p>11.394822395</text:p>
          </table:table-cell>
          <table:table-cell office:value-type="float" office:value="47.2660163680001">
            <text:p>47.266016368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pielplatz Rapoldipark</text:p>
          </table:table-cell>
          <table:table-cell office:value-type="string">
            <text:p>Stadtpark Rapoldi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405561275">
            <text:p>11.405561275</text:p>
          </table:table-cell>
          <table:table-cell office:value-type="float" office:value="47.265428028">
            <text:p>47.265428028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allenbad Amraser Straße</text:p>
          </table:table-cell>
          <table:table-cell office:value-type="string">
            <text:p>Amraser Straße 3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4052925890001">
            <text:p>11.405292589</text:p>
          </table:table-cell>
          <table:table-cell office:value-type="float" office:value="47.265167198">
            <text:p>47.265167198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allenbad Höttinger Au</text:p>
          </table:table-cell>
          <table:table-cell office:value-type="string">
            <text:p>Fürstenweg 12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380685167">
            <text:p>11.380685167</text:p>
          </table:table-cell>
          <table:table-cell office:value-type="float" office:value="47.2652095720001">
            <text:p>47.265209572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allenbad Amraser Straße</text:p>
          </table:table-cell>
          <table:table-cell office:value-type="string">
            <text:p>Amraser Straße 3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4054261270001">
            <text:p>11.405426127</text:p>
          </table:table-cell>
          <table:table-cell office:value-type="float" office:value="47.264926148">
            <text:p>47.264926148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portanlage NMS Hötting</text:p>
          </table:table-cell>
          <table:table-cell office:value-type="string">
            <text:p>Fürstenweg 13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824415030001">
            <text:p>11.382441503</text:p>
          </table:table-cell>
          <table:table-cell office:value-type="float" office:value="47.264847511">
            <text:p>47.26484751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pielplatz Kranewitterpark</text:p>
          </table:table-cell>
          <table:table-cell office:value-type="string">
            <text:p>Kranewitter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20079635">
            <text:p>11.420079635</text:p>
          </table:table-cell>
          <table:table-cell office:value-type="float" office:value="47.264582149">
            <text:p>47.26458214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portanlage NMS Hötting</text:p>
          </table:table-cell>
          <table:table-cell office:value-type="string">
            <text:p>Fürstenweg 13</text:p>
          </table:table-cell>
          <table:table-cell table:number-columns-repeated="2" office:value-type="string">
            <text:p>Sporthalle</text:p>
          </table:table-cell>
          <table:table-cell office:value-type="float" office:value="11.381602365">
            <text:p>11.381602365</text:p>
          </table:table-cell>
          <table:table-cell office:value-type="float" office:value="47.2648358180001">
            <text:p>47.264835818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treetballplatz Prandtauerufer</text:p>
          </table:table-cell>
          <table:table-cell office:value-type="string">
            <text:p>Prandtauerufer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382741222">
            <text:p>11.382741222</text:p>
          </table:table-cell>
          <table:table-cell office:value-type="float" office:value="47.264651316">
            <text:p>47.264651316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pielplatz Ursulinenpark</text:p>
          </table:table-cell>
          <table:table-cell office:value-type="string">
            <text:p>Ursulinenweg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36548428">
            <text:p>11.36548428</text:p>
          </table:table-cell>
          <table:table-cell office:value-type="float" office:value="47.263504805">
            <text:p>47.263504805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portanlage Ursulinengymnasium</text:p>
          </table:table-cell>
          <table:table-cell office:value-type="string">
            <text:p>Fürstenweg 86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690413890001">
            <text:p>11.369041389</text:p>
          </table:table-cell>
          <table:table-cell office:value-type="float" office:value="47.2621938990001">
            <text:p>47.26219389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itness- und Karatecenter Haslwanter</text:p>
          </table:table-cell>
          <table:table-cell office:value-type="string">
            <text:p>Reimmichlgasse 9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68083449">
            <text:p>11.368083449</text:p>
          </table:table-cell>
          <table:table-cell office:value-type="float" office:value="47.262523936">
            <text:p>47.262523936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ennisplatz Kranebitter Allee</text:p>
          </table:table-cell>
          <table:table-cell office:value-type="string">
            <text:p>Kranebitter Allee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492782870001">
            <text:p>11.349278287</text:p>
          </table:table-cell>
          <table:table-cell office:value-type="float" office:value="47.262638194">
            <text:p>47.26263819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Innsbrucker Taekwon-do-Center</text:p>
          </table:table-cell>
          <table:table-cell office:value-type="string">
            <text:p>Andreas-Hofer-Straße 5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91552405">
            <text:p>11.391552405</text:p>
          </table:table-cell>
          <table:table-cell office:value-type="float" office:value="47.261748653">
            <text:p>47.261748653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treetballplatz Arthur-Haidl-Promenade</text:p>
          </table:table-cell>
          <table:table-cell office:value-type="string">
            <text:p>Fischnalerstraße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3800333880001">
            <text:p>11.380033388</text:p>
          </table:table-cell>
          <table:table-cell office:value-type="float" office:value="47.261621726">
            <text:p>47.261621726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porthalle NMS Müllerstraße</text:p>
          </table:table-cell>
          <table:table-cell office:value-type="string">
            <text:p>Müllerstraße 38</text:p>
          </table:table-cell>
          <table:table-cell table:number-columns-repeated="2" office:value-type="string">
            <text:p>Sporthalle</text:p>
          </table:table-cell>
          <table:table-cell office:value-type="float" office:value="11.3880118860001">
            <text:p>11.388011886</text:p>
          </table:table-cell>
          <table:table-cell office:value-type="float" office:value="47.2614990760001">
            <text:p>47.26149907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06920389">
            <text:p>11.406920389</text:p>
          </table:table-cell>
          <table:table-cell office:value-type="float" office:value="47.2609538500001">
            <text:p>47.26095385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porthalle NMS Dr.-Fritz-Prior</text:p>
          </table:table-cell>
          <table:table-cell office:value-type="string">
            <text:p>Leopoldstraße 15</text:p>
          </table:table-cell>
          <table:table-cell table:number-columns-repeated="2" office:value-type="string">
            <text:p>Sporthalle</text:p>
          </table:table-cell>
          <table:table-cell office:value-type="float" office:value="11.3967834700001">
            <text:p>11.39678347</text:p>
          </table:table-cell>
          <table:table-cell office:value-type="float" office:value="47.2610208020001">
            <text:p>47.261020802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083285340001">
            <text:p>11.408328534</text:p>
          </table:table-cell>
          <table:table-cell office:value-type="float" office:value="47.2605904870001">
            <text:p>47.260590487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070738340001">
            <text:p>11.407073834</text:p>
          </table:table-cell>
          <table:table-cell office:value-type="float" office:value="47.26057616">
            <text:p>47.26057616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086823710001">
            <text:p>11.408682371</text:p>
          </table:table-cell>
          <table:table-cell office:value-type="float" office:value="47.260261707">
            <text:p>47.260261707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porthalle VS Angergasse</text:p>
          </table:table-cell>
          <table:table-cell office:value-type="string">
            <text:p>Angergasse 18</text:p>
          </table:table-cell>
          <table:table-cell table:number-columns-repeated="2" office:value-type="string">
            <text:p>Sporthalle</text:p>
          </table:table-cell>
          <table:table-cell office:value-type="float" office:value="11.369550121">
            <text:p>11.369550121</text:p>
          </table:table-cell>
          <table:table-cell office:value-type="float" office:value="47.260483976">
            <text:p>47.26048397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pielplatz Angergasse</text:p>
          </table:table-cell>
          <table:table-cell office:value-type="string">
            <text:p>Angergass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6996011">
            <text:p>11.36996011</text:p>
          </table:table-cell>
          <table:table-cell office:value-type="float" office:value="47.259942611">
            <text:p>47.25994261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Eisschützenclub Tivoli</text:p>
          </table:table-cell>
          <table:table-cell office:value-type="string">
            <text:p>Bleichenweg 54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34690689">
            <text:p>11.434690689</text:p>
          </table:table-cell>
          <table:table-cell office:value-type="float" office:value="47.2593948420001">
            <text:p>47.259394842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085248920001">
            <text:p>11.408524892</text:p>
          </table:table-cell>
          <table:table-cell office:value-type="float" office:value="47.2595331570001">
            <text:p>47.259533157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porthalle VS Amras</text:p>
          </table:table-cell>
          <table:table-cell office:value-type="string">
            <text:p>Kirchsteig 8</text:p>
          </table:table-cell>
          <table:table-cell table:number-columns-repeated="2" office:value-type="string">
            <text:p>Sporthalle</text:p>
          </table:table-cell>
          <table:table-cell office:value-type="float" office:value="11.428709364">
            <text:p>11.428709364</text:p>
          </table:table-cell>
          <table:table-cell office:value-type="float" office:value="47.2584951650001">
            <text:p>47.25849516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Boccia-/Stockschießanlage Wilten West / Besele II</text:p>
          </table:table-cell>
          <table:table-cell office:value-type="string">
            <text:p>Innerkoflerstraße 11c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3843561950001">
            <text:p>11.384356195</text:p>
          </table:table-cell>
          <table:table-cell office:value-type="float" office:value="47.258638558">
            <text:p>47.258638558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portanlage HTBLVA II Trenkwalderstraße</text:p>
          </table:table-cell>
          <table:table-cell office:value-type="string">
            <text:p>Mitterweg 17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77160604">
            <text:p>11.377160604</text:p>
          </table:table-cell>
          <table:table-cell office:value-type="float" office:value="47.2585589450001">
            <text:p>47.25855894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Boccia-/Stockschießanlage Wilten West / Besele I</text:p>
          </table:table-cell>
          <table:table-cell office:value-type="string">
            <text:p>Innerkoflerstraße 11b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3841370430001">
            <text:p>11.384137043</text:p>
          </table:table-cell>
          <table:table-cell office:value-type="float" office:value="47.2585776110001">
            <text:p>47.258577611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portanlage HTBLVA II Trenkwalderstraße</text:p>
          </table:table-cell>
          <table:table-cell office:value-type="string">
            <text:p>Mitterweg 17</text:p>
          </table:table-cell>
          <table:table-cell table:number-columns-repeated="2" office:value-type="string">
            <text:p>Sporthalle</text:p>
          </table:table-cell>
          <table:table-cell office:value-type="float" office:value="11.3767336930001">
            <text:p>11.376733693</text:p>
          </table:table-cell>
          <table:table-cell office:value-type="float" office:value="47.258592127">
            <text:p>47.258592127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60396655">
            <text:p>11.360396655</text:p>
          </table:table-cell>
          <table:table-cell office:value-type="float" office:value="47.2587770900001">
            <text:p>47.2587770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882021">
            <text:p>11.357882021</text:p>
          </table:table-cell>
          <table:table-cell office:value-type="float" office:value="47.258637853">
            <text:p>47.25863785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lympiahalle</text:p>
          </table:table-cell>
          <table:table-cell office:value-type="string">
            <text:p>Olympiastraße 10</text:p>
          </table:table-cell>
          <table:table-cell office:value-type="string">
            <text:p>Eishalle</text:p>
          </table:table-cell>
          <table:table-cell office:value-type="string">
            <text:p>Eissport</text:p>
          </table:table-cell>
          <table:table-cell office:value-type="float" office:value="11.4095511630001">
            <text:p>11.409551163</text:p>
          </table:table-cell>
          <table:table-cell office:value-type="float" office:value="47.2578544340001">
            <text:p>47.257854434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6728090001">
            <text:p>11.357672809</text:p>
          </table:table-cell>
          <table:table-cell office:value-type="float" office:value="47.2585822820001">
            <text:p>47.25858228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iroler Wasserkraft Arena</text:p>
          </table:table-cell>
          <table:table-cell office:value-type="string">
            <text:p>Olympiastraße 10</text:p>
          </table:table-cell>
          <table:table-cell office:value-type="string">
            <text:p>Eishalle</text:p>
          </table:table-cell>
          <table:table-cell office:value-type="string">
            <text:p>Eissport</text:p>
          </table:table-cell>
          <table:table-cell office:value-type="float" office:value="11.4106045620001">
            <text:p>11.410604562</text:p>
          </table:table-cell>
          <table:table-cell office:value-type="float" office:value="47.257967711">
            <text:p>47.257967711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60543648">
            <text:p>11.360543648</text:p>
          </table:table-cell>
          <table:table-cell office:value-type="float" office:value="47.2585225170001">
            <text:p>47.258522517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464051">
            <text:p>11.357464051</text:p>
          </table:table-cell>
          <table:table-cell office:value-type="float" office:value="47.258527289">
            <text:p>47.25852728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603067500001">
            <text:p>11.36030675</text:p>
          </table:table-cell>
          <table:table-cell office:value-type="float" office:value="47.258508008">
            <text:p>47.25850800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pielplatz Pechepark</text:p>
          </table:table-cell>
          <table:table-cell office:value-type="string">
            <text:p>Peche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8994251">
            <text:p>11.398994251</text:p>
          </table:table-cell>
          <table:table-cell office:value-type="float" office:value="47.2582216280001">
            <text:p>47.25822162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9964501">
            <text:p>11.359964501</text:p>
          </table:table-cell>
          <table:table-cell office:value-type="float" office:value="47.2584870800001">
            <text:p>47.2584870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ußballplatz Wilten West / Besele</text:p>
          </table:table-cell>
          <table:table-cell office:value-type="string">
            <text:p>Innerkoflerstraße 11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83945093">
            <text:p>11.383945093</text:p>
          </table:table-cell>
          <table:table-cell office:value-type="float" office:value="47.2580116190001">
            <text:p>47.258011619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9727461">
            <text:p>11.359727461</text:p>
          </table:table-cell>
          <table:table-cell office:value-type="float" office:value="47.2584726910001">
            <text:p>47.25847269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2560710001">
            <text:p>11.357256071</text:p>
          </table:table-cell>
          <table:table-cell office:value-type="float" office:value="47.2584718680001">
            <text:p>47.25847186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9436755">
            <text:p>11.359436755</text:p>
          </table:table-cell>
          <table:table-cell office:value-type="float" office:value="47.258365064">
            <text:p>47.25836506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ennis- und Squashhallen West</text:p>
          </table:table-cell>
          <table:table-cell office:value-type="string">
            <text:p>Fürstenweg 172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355827205">
            <text:p>11.355827205</text:p>
          </table:table-cell>
          <table:table-cell office:value-type="float" office:value="47.2582281030001">
            <text:p>47.25822810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ennis- und Squashhallen West</text:p>
          </table:table-cell>
          <table:table-cell office:value-type="string">
            <text:p>Fürstenweg 172</text:p>
          </table:table-cell>
          <table:table-cell office:value-type="string">
            <text:p>Squashhalle</text:p>
          </table:table-cell>
          <table:table-cell office:value-type="string">
            <text:p>Tennis/Squash</text:p>
          </table:table-cell>
          <table:table-cell office:value-type="float" office:value="11.3561609010001">
            <text:p>11.356160901</text:p>
          </table:table-cell>
          <table:table-cell office:value-type="float" office:value="47.2582825740001">
            <text:p>47.258282574</text:p>
          </table:table-cell>
          <table:table-cell office:value-type="string">
            <text:p>squash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6410470001">
            <text:p>11.357641047</text:p>
          </table:table-cell>
          <table:table-cell office:value-type="float" office:value="47.2582191710001">
            <text:p>47.25821917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parkassentennisclub</text:p>
          </table:table-cell>
          <table:table-cell office:value-type="string">
            <text:p>Fürstenweg 172b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743202">
            <text:p>11.35743202</text:p>
          </table:table-cell>
          <table:table-cell office:value-type="float" office:value="47.2581643290001">
            <text:p>47.25816432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602921240001">
            <text:p>11.360292124</text:p>
          </table:table-cell>
          <table:table-cell office:value-type="float" office:value="47.258064575">
            <text:p>47.25806457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97855470001">
            <text:p>11.359785547</text:p>
          </table:table-cell>
          <table:table-cell office:value-type="float" office:value="47.258033792">
            <text:p>47.25803379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94827900001">
            <text:p>11.35948279</text:p>
          </table:table-cell>
          <table:table-cell office:value-type="float" office:value="47.258015146">
            <text:p>47.258015146</text:p>
          </table:table-cell>
          <table:table-cell office:value-type="string">
            <text:p>tennis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Landessportcenter Tirol</text:p>
          </table:table-cell>
          <table:table-cell office:value-type="string">
            <text:p>Olympiastraße 10a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411184728">
            <text:p>11.411184728</text:p>
          </table:table-cell>
          <table:table-cell office:value-type="float" office:value="47.2575068360001">
            <text:p>47.257506836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Tennis- und Squashhallen West</text:p>
          </table:table-cell>
          <table:table-cell office:value-type="string">
            <text:p>Fürstenweg 172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3561685080001">
            <text:p>11.356168508</text:p>
          </table:table-cell>
          <table:table-cell office:value-type="float" office:value="47.257912268">
            <text:p>47.25791226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Eisschnelllaufring</text:p>
          </table:table-cell>
          <table:table-cell office:value-type="string">
            <text:p>Olympiastraße 10</text:p>
          </table:table-cell>
          <table:table-cell office:value-type="string">
            <text:p>Eislaufplatz</text:p>
          </table:table-cell>
          <table:table-cell office:value-type="string">
            <text:p>Eissport</text:p>
          </table:table-cell>
          <table:table-cell office:value-type="float" office:value="11.408976942">
            <text:p>11.408976942</text:p>
          </table:table-cell>
          <table:table-cell office:value-type="float" office:value="47.2571931350001">
            <text:p>47.257193135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Eisschnelllaufring</text:p>
          </table:table-cell>
          <table:table-cell office:value-type="string">
            <text:p>Olympiastraße 10</text:p>
          </table:table-cell>
          <table:table-cell office:value-type="string">
            <text:p>Eislaufplatz</text:p>
          </table:table-cell>
          <table:table-cell office:value-type="string">
            <text:p>Eissport</text:p>
          </table:table-cell>
          <table:table-cell office:value-type="float" office:value="11.4098641620001">
            <text:p>11.409864162</text:p>
          </table:table-cell>
          <table:table-cell office:value-type="float" office:value="47.2570901390001">
            <text:p>47.257090139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3594365970001">
            <text:p>11.359436597</text:p>
          </table:table-cell>
          <table:table-cell office:value-type="float" office:value="47.25752228">
            <text:p>47.2575222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3583148110001">
            <text:p>11.358314811</text:p>
          </table:table-cell>
          <table:table-cell office:value-type="float" office:value="47.256967989">
            <text:p>47.25696798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589804980001">
            <text:p>11.358980498</text:p>
          </table:table-cell>
          <table:table-cell office:value-type="float" office:value="47.256950546">
            <text:p>47.256950546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pielplatz Mitterweg Ost</text:p>
          </table:table-cell>
          <table:table-cell office:value-type="string">
            <text:p>Mitterweg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708310650001">
            <text:p>11.370831065</text:p>
          </table:table-cell>
          <table:table-cell office:value-type="float" office:value="47.257117527">
            <text:p>47.257117527</text:p>
          </table:table-cell>
          <table:table-cell office:value-type="string">
            <text:p>leichtathletik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3557104330001">
            <text:p>11.355710433</text:p>
          </table:table-cell>
          <table:table-cell office:value-type="float" office:value="47.2571850800001">
            <text:p>47.25718508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57504208">
            <text:p>11.357504208</text:p>
          </table:table-cell>
          <table:table-cell office:value-type="float" office:value="47.2566587920001">
            <text:p>47.256658792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359760529">
            <text:p>11.359760529</text:p>
          </table:table-cell>
          <table:table-cell office:value-type="float" office:value="47.2567811110001">
            <text:p>47.25678111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ivoli Stadion</text:p>
          </table:table-cell>
          <table:table-cell office:value-type="string">
            <text:p>Stadionstraße 1-1b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1176696">
            <text:p>11.411176696</text:p>
          </table:table-cell>
          <table:table-cell office:value-type="float" office:value="47.256008552">
            <text:p>47.256008552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chießstandhalle</text:p>
          </table:table-cell>
          <table:table-cell office:value-type="string">
            <text:p>Sonstiges</text:p>
          </table:table-cell>
          <table:table-cell office:value-type="float" office:value="11.354911966">
            <text:p>11.354911966</text:p>
          </table:table-cell>
          <table:table-cell office:value-type="float" office:value="47.256959119">
            <text:p>47.256959119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54367091">
            <text:p>11.354367091</text:p>
          </table:table-cell>
          <table:table-cell office:value-type="float" office:value="47.256621195">
            <text:p>47.256621195</text:p>
          </table:table-cell>
          <table:table-cell office:value-type="string">
            <text:p>fussball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Kletterzentrum Tivoli</text:p>
          </table:table-cell>
          <table:table-cell office:value-type="string">
            <text:p>Stadionstraße 1</text:p>
          </table:table-cell>
          <table:table-cell office:value-type="string">
            <text:p>Kletterhalle</text:p>
          </table:table-cell>
          <table:table-cell office:value-type="string">
            <text:p>Fitness/Klettern</text:p>
          </table:table-cell>
          <table:table-cell office:value-type="float" office:value="11.412083045">
            <text:p>11.412083045</text:p>
          </table:table-cell>
          <table:table-cell office:value-type="float" office:value="47.256349593">
            <text:p>47.256349593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6585593">
            <text:p>11.356585593</text:p>
          </table:table-cell>
          <table:table-cell office:value-type="float" office:value="47.25692336">
            <text:p>47.2569233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66666200001">
            <text:p>11.35666662</text:p>
          </table:table-cell>
          <table:table-cell office:value-type="float" office:value="47.256829505">
            <text:p>47.25682950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66830240001">
            <text:p>11.356683024</text:p>
          </table:table-cell>
          <table:table-cell office:value-type="float" office:value="47.256707476">
            <text:p>47.25670747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5233981">
            <text:p>11.355233981</text:p>
          </table:table-cell>
          <table:table-cell office:value-type="float" office:value="47.2565678240001">
            <text:p>47.256567824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ivoli Fußballplatz W2</text:p>
          </table:table-cell>
          <table:table-cell office:value-type="string">
            <text:p>Olympiastraße 10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09820536">
            <text:p>11.409820536</text:p>
          </table:table-cell>
          <table:table-cell office:value-type="float" office:value="47.255827261">
            <text:p>47.25582726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6256493">
            <text:p>11.356256493</text:p>
          </table:table-cell>
          <table:table-cell office:value-type="float" office:value="47.2566260350001">
            <text:p>47.25662603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57738980001">
            <text:p>11.355773898</text:p>
          </table:table-cell>
          <table:table-cell office:value-type="float" office:value="47.2566738620001">
            <text:p>47.256673862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ennisanlage ÖBB</text:p>
          </table:table-cell>
          <table:table-cell office:value-type="string">
            <text:p>Hauptfrachtenbahnhof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035691340001">
            <text:p>11.403569134</text:p>
          </table:table-cell>
          <table:table-cell office:value-type="float" office:value="47.2560023880001">
            <text:p>47.256002388</text:p>
          </table:table-cell>
          <table:table-cell office:value-type="string">
            <text:p>tennis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Kletterhalle</text:p>
          </table:table-cell>
          <table:table-cell office:value-type="string">
            <text:p>Fitness/Klettern</text:p>
          </table:table-cell>
          <table:table-cell office:value-type="float" office:value="11.355827678">
            <text:p>11.355827678</text:p>
          </table:table-cell>
          <table:table-cell office:value-type="float" office:value="47.25652252">
            <text:p>47.25652252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6625174">
            <text:p>11.356625174</text:p>
          </table:table-cell>
          <table:table-cell office:value-type="float" office:value="47.256272579">
            <text:p>47.25627257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2479709">
            <text:p>11.352479709</text:p>
          </table:table-cell>
          <table:table-cell office:value-type="float" office:value="47.2562451320001">
            <text:p>47.256245132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351961628">
            <text:p>11.351961628</text:p>
          </table:table-cell>
          <table:table-cell office:value-type="float" office:value="47.2563283910001">
            <text:p>47.256328391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59880880001">
            <text:p>11.355988088</text:p>
          </table:table-cell>
          <table:table-cell office:value-type="float" office:value="47.256175818">
            <text:p>47.25617581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53985350001">
            <text:p>11.355398535</text:p>
          </table:table-cell>
          <table:table-cell office:value-type="float" office:value="47.2561440650001">
            <text:p>47.25614406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35144559">
            <text:p>11.35144559</text:p>
          </table:table-cell>
          <table:table-cell office:value-type="float" office:value="47.2562476700001">
            <text:p>47.25624767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ennisanlage ÖBB</text:p>
          </table:table-cell>
          <table:table-cell office:value-type="string">
            <text:p>Hauptfrachtenbahnhof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0366197">
            <text:p>11.40366197</text:p>
          </table:table-cell>
          <table:table-cell office:value-type="float" office:value="47.2556711820001">
            <text:p>47.25567118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3512860340001">
            <text:p>11.351286034</text:p>
          </table:table-cell>
          <table:table-cell office:value-type="float" office:value="47.2562310020001">
            <text:p>47.256231002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itnessparkour Amras</text:p>
          </table:table-cell>
          <table:table-cell office:value-type="string">
            <text:p>Tummelplatzweg</text:p>
          </table:table-cell>
          <table:table-cell office:value-type="string">
            <text:p>Fitnessparkour</text:p>
          </table:table-cell>
          <table:table-cell office:value-type="string">
            <text:p>Fitness/Klettern</text:p>
          </table:table-cell>
          <table:table-cell office:value-type="float" office:value="11.427065414">
            <text:p>11.427065414</text:p>
          </table:table-cell>
          <table:table-cell office:value-type="float" office:value="47.254496567">
            <text:p>47.254496567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351126403">
            <text:p>11.351126403</text:p>
          </table:table-cell>
          <table:table-cell office:value-type="float" office:value="47.256214324">
            <text:p>47.256214324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table:number-columns-repeated="2" office:value-type="string">
            <text:p>Sporthalle</text:p>
          </table:table-cell>
          <table:table-cell office:value-type="float" office:value="11.3518872650001">
            <text:p>11.351887265</text:p>
          </table:table-cell>
          <table:table-cell office:value-type="float" office:value="47.2561131890001">
            <text:p>47.256113189</text:p>
          </table:table-cell>
          <table:table-cell office:value-type="string">
            <text:p>reckturnen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Universitätssportanlagen</text:p>
          </table:table-cell>
          <table:table-cell office:value-type="string">
            <text:p>Fürstenweg 185</text:p>
          </table:table-cell>
          <table:table-cell office:value-type="string">
            <text:p>Kletterhalle</text:p>
          </table:table-cell>
          <table:table-cell office:value-type="string">
            <text:p>Fitness/Klettern</text:p>
          </table:table-cell>
          <table:table-cell office:value-type="float" office:value="11.3517687140001">
            <text:p>11.351768714</text:p>
          </table:table-cell>
          <table:table-cell office:value-type="float" office:value="47.2560202340001">
            <text:p>47.256020234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portanlage Pulverturm</text:p>
          </table:table-cell>
          <table:table-cell office:value-type="string">
            <text:p>Hans-Flöckinger-Promenad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7031606">
            <text:p>11.357031606</text:p>
          </table:table-cell>
          <table:table-cell office:value-type="float" office:value="47.2559399570001">
            <text:p>47.25593995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portanlage Pulverturm</text:p>
          </table:table-cell>
          <table:table-cell office:value-type="string">
            <text:p>Hans-Flöckinger-Promenad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650614">
            <text:p>11.35650614</text:p>
          </table:table-cell>
          <table:table-cell office:value-type="float" office:value="47.2559080830001">
            <text:p>47.255908083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portanlage Pulverturm</text:p>
          </table:table-cell>
          <table:table-cell office:value-type="string">
            <text:p>Hans-Flöckinger-Promenade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3558985610001">
            <text:p>11.355898561</text:p>
          </table:table-cell>
          <table:table-cell office:value-type="float" office:value="47.255797246">
            <text:p>47.255797246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ivoli Beachvolleyballplatz</text:p>
          </table:table-cell>
          <table:table-cell office:value-type="string">
            <text:p>Olympiastraße 10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100244800001">
            <text:p>11.41002448</text:p>
          </table:table-cell>
          <table:table-cell office:value-type="float" office:value="47.2552091220001">
            <text:p>47.255209122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portanlage Pulverturm</text:p>
          </table:table-cell>
          <table:table-cell office:value-type="string">
            <text:p>Hans-Flöckinger-Promenade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356955113">
            <text:p>11.356955113</text:p>
          </table:table-cell>
          <table:table-cell office:value-type="float" office:value="47.255749726">
            <text:p>47.255749726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portanlage Pulverturm</text:p>
          </table:table-cell>
          <table:table-cell office:value-type="string">
            <text:p>Hans-Flöckinger-Promenade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356632346">
            <text:p>11.356632346</text:p>
          </table:table-cell>
          <table:table-cell office:value-type="float" office:value="47.2557299700001">
            <text:p>47.25572997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portplatz Stift Wilten</text:p>
          </table:table-cell>
          <table:table-cell office:value-type="string">
            <text:p>Klostergass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0230466">
            <text:p>11.400230466</text:p>
          </table:table-cell>
          <table:table-cell office:value-type="float" office:value="47.2540783410001">
            <text:p>47.25407834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portanlage PHT</text:p>
          </table:table-cell>
          <table:table-cell office:value-type="string">
            <text:p>Pastorstraße 7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3960008290001">
            <text:p>11.396000829</text:p>
          </table:table-cell>
          <table:table-cell office:value-type="float" office:value="47.252722271">
            <text:p>47.25272227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portanlage PHT</text:p>
          </table:table-cell>
          <table:table-cell office:value-type="string">
            <text:p>Pastorstraße 7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56818950001">
            <text:p>11.395681895</text:p>
          </table:table-cell>
          <table:table-cell office:value-type="float" office:value="47.252728791">
            <text:p>47.25272879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portanlage PHT</text:p>
          </table:table-cell>
          <table:table-cell office:value-type="string">
            <text:p>Pastorstraße 7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95462111">
            <text:p>11.395462111</text:p>
          </table:table-cell>
          <table:table-cell office:value-type="float" office:value="47.2524247790001">
            <text:p>47.25242477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portanlage Sieglanger</text:p>
          </table:table-cell>
          <table:table-cell office:value-type="string">
            <text:p>Josef-Franz-Huter-Straße 72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55481733">
            <text:p>11.355481733</text:p>
          </table:table-cell>
          <table:table-cell office:value-type="float" office:value="47.2524776610001">
            <text:p>47.25247766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portanlage Sieglanger</text:p>
          </table:table-cell>
          <table:table-cell office:value-type="string">
            <text:p>Josef-Franz-Huter-Straße 72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56587484">
            <text:p>11.356587484</text:p>
          </table:table-cell>
          <table:table-cell office:value-type="float" office:value="47.2525056090001">
            <text:p>47.252505609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porthalle VS Sieglanger</text:p>
          </table:table-cell>
          <table:table-cell office:value-type="string">
            <text:p>Weingartnerstraße 26</text:p>
          </table:table-cell>
          <table:table-cell table:number-columns-repeated="2" office:value-type="string">
            <text:p>Sporthalle</text:p>
          </table:table-cell>
          <table:table-cell office:value-type="float" office:value="11.366491264">
            <text:p>11.366491264</text:p>
          </table:table-cell>
          <table:table-cell office:value-type="float" office:value="47.2523301430001">
            <text:p>47.25233014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prungschanze Bergisel</text:p>
          </table:table-cell>
          <table:table-cell office:value-type="string">
            <text:p>Bergisel</text:p>
          </table:table-cell>
          <table:table-cell office:value-type="string">
            <text:p>Sprungschanze</text:p>
          </table:table-cell>
          <table:table-cell office:value-type="string">
            <text:p>Wintersport</text:p>
          </table:table-cell>
          <table:table-cell office:value-type="float" office:value="11.3995447400001">
            <text:p>11.39954474</text:p>
          </table:table-cell>
          <table:table-cell office:value-type="float" office:value="47.2486489830001">
            <text:p>47.248648983</text:p>
          </table:table-cell>
          <table:table-cell office:value-type="string">
            <text:p>skisprung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Tennisplätze Ziegelstadl</text:p>
          </table:table-cell>
          <table:table-cell office:value-type="string">
            <text:p>Völser Straße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5921102">
            <text:p>11.355921102</text:p>
          </table:table-cell>
          <table:table-cell office:value-type="float" office:value="47.2488176150001">
            <text:p>47.24881761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Tennisplätze Ziegelstadl</text:p>
          </table:table-cell>
          <table:table-cell office:value-type="string">
            <text:p>Völser Straße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355455948">
            <text:p>11.355455948</text:p>
          </table:table-cell>
          <table:table-cell office:value-type="float" office:value="47.2487268940001">
            <text:p>47.24872689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pielplatz Grillhof</text:p>
          </table:table-cell>
          <table:table-cell office:value-type="string">
            <text:p>Grillhofweg 100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7306949">
            <text:p>11.407306949</text:p>
          </table:table-cell>
          <table:table-cell office:value-type="float" office:value="47.2406017280001">
            <text:p>47.24060172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porthalle VS Igls-Vill</text:p>
          </table:table-cell>
          <table:table-cell office:value-type="string">
            <text:p>Habichtstraße 9</text:p>
          </table:table-cell>
          <table:table-cell table:number-columns-repeated="2" office:value-type="string">
            <text:p>Sporthalle</text:p>
          </table:table-cell>
          <table:table-cell office:value-type="float" office:value="11.406886495">
            <text:p>11.406886495</text:p>
          </table:table-cell>
          <table:table-cell office:value-type="float" office:value="47.2321711980001">
            <text:p>47.232171198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chießstand Igls</text:p>
          </table:table-cell>
          <table:table-cell office:value-type="string">
            <text:p>Igler Straße 58a</text:p>
          </table:table-cell>
          <table:table-cell office:value-type="string">
            <text:p>Schießstandhalle</text:p>
          </table:table-cell>
          <table:table-cell office:value-type="string">
            <text:p>Sonstiges</text:p>
          </table:table-cell>
          <table:table-cell office:value-type="float" office:value="11.406429525">
            <text:p>11.406429525</text:p>
          </table:table-cell>
          <table:table-cell office:value-type="float" office:value="47.230028599">
            <text:p>47.230028599</text:p>
          </table:table-cell>
          <table:table-cell office:value-type="string">
            <text:p>gewehrschiessen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kigebiet Patscherkofel</text:p>
          </table:table-cell>
          <table:table-cell office:value-type="string">
            <text:p>Bilgeristraße 24</text:p>
          </table:table-cell>
          <table:table-cell office:value-type="string">
            <text:p>Skigebiet</text:p>
          </table:table-cell>
          <table:table-cell office:value-type="string">
            <text:p>Wintersport</text:p>
          </table:table-cell>
          <table:table-cell office:value-type="float" office:value="11.4133924810001">
            <text:p>11.413392481</text:p>
          </table:table-cell>
          <table:table-cell office:value-type="float" office:value="47.228932222">
            <text:p>47.228932222</text:p>
          </table:table-cell>
          <table:table-cell office:value-type="string">
            <text:p>ski_alpin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Eislaufplatz / Beachvolleyballplatz Igls</text:p>
          </table:table-cell>
          <table:table-cell office:value-type="string">
            <text:p>nahe Bilgeristraße 24</text:p>
          </table:table-cell>
          <table:table-cell office:value-type="string">
            <text:p>Eislauf-/Beachvolleyballpl.</text:p>
          </table:table-cell>
          <table:table-cell office:value-type="string">
            <text:p>Funsport</text:p>
          </table:table-cell>
          <table:table-cell office:value-type="float" office:value="11.4138839840001">
            <text:p>11.413883984</text:p>
          </table:table-cell>
          <table:table-cell office:value-type="float" office:value="47.2291201100001">
            <text:p>47.22912011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kigebiet Patscherkofel</text:p>
          </table:table-cell>
          <table:table-cell office:value-type="string">
            <text:p>Bilgeristraße 24</text:p>
          </table:table-cell>
          <table:table-cell office:value-type="string">
            <text:p>Skigebiet</text:p>
          </table:table-cell>
          <table:table-cell office:value-type="string">
            <text:p>Wintersport</text:p>
          </table:table-cell>
          <table:table-cell office:value-type="float" office:value="11.418588717">
            <text:p>11.418588717</text:p>
          </table:table-cell>
          <table:table-cell office:value-type="float" office:value="47.227242302">
            <text:p>47.227242302</text:p>
          </table:table-cell>
          <table:table-cell office:value-type="string">
            <text:p>ski_alpin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itarena Innsbruck-Igls</text:p>
          </table:table-cell>
          <table:table-cell office:value-type="string">
            <text:p>Römerstraße 50</text:p>
          </table:table-cell>
          <table:table-cell office:value-type="string">
            <text:p>Reitanlage</text:p>
          </table:table-cell>
          <table:table-cell office:value-type="string">
            <text:p>Sonstiges</text:p>
          </table:table-cell>
          <table:table-cell office:value-type="float" office:value="11.426643766">
            <text:p>11.426643766</text:p>
          </table:table-cell>
          <table:table-cell office:value-type="float" office:value="47.2274855580001">
            <text:p>47.227485558</text:p>
          </table:table-cell>
          <table:table-cell office:value-type="string">
            <text:p>reiten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3692780001">
            <text:p>11.410369278</text:p>
          </table:table-cell>
          <table:table-cell office:value-type="float" office:value="47.226857425">
            <text:p>47.22685742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5376630001">
            <text:p>11.410537663</text:p>
          </table:table-cell>
          <table:table-cell office:value-type="float" office:value="47.2267629990001">
            <text:p>47.22676299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7055850001">
            <text:p>11.410705585</text:p>
          </table:table-cell>
          <table:table-cell office:value-type="float" office:value="47.226668198">
            <text:p>47.22666819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Reitarena Innsbruck-Igls</text:p>
          </table:table-cell>
          <table:table-cell office:value-type="string">
            <text:p>Römerstraße 50</text:p>
          </table:table-cell>
          <table:table-cell office:value-type="string">
            <text:p>Reithalle</text:p>
          </table:table-cell>
          <table:table-cell office:value-type="string">
            <text:p>Sonstiges</text:p>
          </table:table-cell>
          <table:table-cell office:value-type="float" office:value="11.428805106">
            <text:p>11.428805106</text:p>
          </table:table-cell>
          <table:table-cell office:value-type="float" office:value="47.226432899">
            <text:p>47.226432899</text:p>
          </table:table-cell>
          <table:table-cell office:value-type="string">
            <text:p>reiten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1386900001">
            <text:p>11.41013869</text:p>
          </table:table-cell>
          <table:table-cell office:value-type="float" office:value="47.2265862880001">
            <text:p>47.226586288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099636240001">
            <text:p>11.409963624</text:p>
          </table:table-cell>
          <table:table-cell office:value-type="float" office:value="47.226443653">
            <text:p>47.22644365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09821847">
            <text:p>11.409821847</text:p>
          </table:table-cell>
          <table:table-cell office:value-type="float" office:value="47.226325209">
            <text:p>47.22632520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10377327">
            <text:p>11.410377327</text:p>
          </table:table-cell>
          <table:table-cell office:value-type="float" office:value="47.2259162550001">
            <text:p>47.225916255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Squashhalle</text:p>
          </table:table-cell>
          <table:table-cell office:value-type="string">
            <text:p>Tennis/Squash</text:p>
          </table:table-cell>
          <table:table-cell office:value-type="float" office:value="11.4107727960001">
            <text:p>11.410772796</text:p>
          </table:table-cell>
          <table:table-cell office:value-type="float" office:value="47.2260015690001">
            <text:p>47.226001569</text:p>
          </table:table-cell>
          <table:table-cell office:value-type="string">
            <text:p>squash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ußballplatz Igls</text:p>
          </table:table-cell>
          <table:table-cell office:value-type="string">
            <text:p>Heiligwasserweg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209044780001">
            <text:p>11.420904478</text:p>
          </table:table-cell>
          <table:table-cell office:value-type="float" office:value="47.2253963810001">
            <text:p>47.22539638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0134190001">
            <text:p>11.410013419</text:p>
          </table:table-cell>
          <table:table-cell office:value-type="float" office:value="47.225772147">
            <text:p>47.225772147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kigebiet Patscherkofel</text:p>
          </table:table-cell>
          <table:table-cell office:value-type="string">
            <text:p>Bilgeristraße 24</text:p>
          </table:table-cell>
          <table:table-cell office:value-type="string">
            <text:p>Skigebiet</text:p>
          </table:table-cell>
          <table:table-cell office:value-type="string">
            <text:p>Wintersport</text:p>
          </table:table-cell>
          <table:table-cell office:value-type="float" office:value="11.423451893">
            <text:p>11.423451893</text:p>
          </table:table-cell>
          <table:table-cell office:value-type="float" office:value="47.2237866410001">
            <text:p>47.223786641</text:p>
          </table:table-cell>
          <table:table-cell office:value-type="string">
            <text:p>ski_alpin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Olympia Bob- und Rodelbahn</text:p>
          </table:table-cell>
          <table:table-cell office:value-type="string">
            <text:p>Römerstraße</text:p>
          </table:table-cell>
          <table:table-cell office:value-type="string">
            <text:p>Bobbahn</text:p>
          </table:table-cell>
          <table:table-cell office:value-type="string">
            <text:p>Wintersport</text:p>
          </table:table-cell>
          <table:table-cell office:value-type="float" office:value="11.434736507">
            <text:p>11.434736507</text:p>
          </table:table-cell>
          <table:table-cell office:value-type="float" office:value="47.221038838">
            <text:p>47.221038838</text:p>
          </table:table-cell>
          <table:table-cell office:value-type="string">
            <text:p>bob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kigebiet Patscherkofel</text:p>
          </table:table-cell>
          <table:table-cell office:value-type="string">
            <text:p>Bilgeristraße 24</text:p>
          </table:table-cell>
          <table:table-cell office:value-type="string">
            <text:p>Skigebiet</text:p>
          </table:table-cell>
          <table:table-cell office:value-type="string">
            <text:p>Wintersport</text:p>
          </table:table-cell>
          <table:table-cell office:value-type="float" office:value="11.433263912">
            <text:p>11.433263912</text:p>
          </table:table-cell>
          <table:table-cell office:value-type="float" office:value="47.212455332">
            <text:p>47.212455332</text:p>
          </table:table-cell>
          <table:table-cell office:value-type="string">
            <text:p>ski_alpin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Klettergarten Ahrntal</text:p>
          </table:table-cell>
          <table:table-cell office:value-type="string">
            <text:p>Vill - Mülldeponie Ahrntal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398955076">
            <text:p>11.398955076</text:p>
          </table:table-cell>
          <table:table-cell office:value-type="float" office:value="47.217322541">
            <text:p>47.217322541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Klettergarten Ahrntal</text:p>
          </table:table-cell>
          <table:table-cell office:value-type="string">
            <text:p>Vill - Mülldeponie Ahrntal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3971812950001">
            <text:p>11.397181295</text:p>
          </table:table-cell>
          <table:table-cell office:value-type="float" office:value="47.2171353510001">
            <text:p>47.217135351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lettergarten Goldbichl (ÖAV)</text:p>
          </table:table-cell>
          <table:table-cell office:value-type="string">
            <text:p>Römerstraße</text:p>
          </table:table-cell>
          <table:table-cell office:value-type="string">
            <text:p>Klettergarten</text:p>
          </table:table-cell>
          <table:table-cell office:value-type="string">
            <text:p>Fitness/Klettern</text:p>
          </table:table-cell>
          <table:table-cell office:value-type="float" office:value="11.41939489">
            <text:p>11.41939489</text:p>
          </table:table-cell>
          <table:table-cell office:value-type="float" office:value="47.21556058">
            <text:p>47.21556058</text:p>
          </table:table-cell>
          <table:table-cell office:value-type="string">
            <text:p>klettern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4076564960001">
            <text:p>11.407656496</text:p>
          </table:table-cell>
          <table:table-cell office:value-type="float" office:value="47.2595450310001">
            <text:p>47.259545031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7849346">
            <text:p>11.407849346</text:p>
          </table:table-cell>
          <table:table-cell office:value-type="float" office:value="47.2590378310001">
            <text:p>47.25903783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408281572">
            <text:p>11.408281572</text:p>
          </table:table-cell>
          <table:table-cell office:value-type="float" office:value="47.2589791560001">
            <text:p>47.258979156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Hypoxi Studio Innsbruck</text:p>
          </table:table-cell>
          <table:table-cell office:value-type="string">
            <text:p>Viaduktbogen 53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4042996430001">
            <text:p>11.404299643</text:p>
          </table:table-cell>
          <table:table-cell office:value-type="float" office:value="47.2709247820001">
            <text:p>47.270924782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itnesscenter Lhotka</text:p>
          </table:table-cell>
          <table:table-cell office:value-type="string">
            <text:p>Innrain 11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91384843">
            <text:p>11.391384843</text:p>
          </table:table-cell>
          <table:table-cell office:value-type="float" office:value="47.2666320380001">
            <text:p>47.266632038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itnesscenter Kleewein</text:p>
          </table:table-cell>
          <table:table-cell office:value-type="string">
            <text:p>Grabenweg 67b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4386396250001">
            <text:p>11.438639625</text:p>
          </table:table-cell>
          <table:table-cell office:value-type="float" office:value="47.2652503050001">
            <text:p>47.265250305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Body-Mind</text:p>
          </table:table-cell>
          <table:table-cell office:value-type="string">
            <text:p>Andreas-Hofer-Straße 11-13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917841040001">
            <text:p>11.391784104</text:p>
          </table:table-cell>
          <table:table-cell office:value-type="float" office:value="47.260964216">
            <text:p>47.260964216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Body-Mind</text:p>
          </table:table-cell>
          <table:table-cell office:value-type="string">
            <text:p>Andreas-Hofer-Straße 11-13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91817814">
            <text:p>11.391817814</text:p>
          </table:table-cell>
          <table:table-cell office:value-type="float" office:value="47.2608040370001">
            <text:p>47.260804037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Alfa Sports and SPA</text:p>
          </table:table-cell>
          <table:table-cell office:value-type="string">
            <text:p>Innrain 143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77456259">
            <text:p>11.377456259</text:p>
          </table:table-cell>
          <table:table-cell office:value-type="float" office:value="47.2561562330001">
            <text:p>47.256156233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Baggersee Minigolf</text:p>
          </table:table-cell>
          <table:table-cell office:value-type="string">
            <text:p>Archenweg</text:p>
          </table:table-cell>
          <table:table-cell office:value-type="string">
            <text:p>Minigolfanlage</text:p>
          </table:table-cell>
          <table:table-cell office:value-type="string">
            <text:p>Golf/Minigolf</text:p>
          </table:table-cell>
          <table:table-cell office:value-type="float" office:value="11.447210222">
            <text:p>11.447210222</text:p>
          </table:table-cell>
          <table:table-cell office:value-type="float" office:value="47.267184135">
            <text:p>47.267184135</text:p>
          </table:table-cell>
          <table:table-cell office:value-type="string">
            <text:p>reiten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aggersee Minigolf</text:p>
          </table:table-cell>
          <table:table-cell office:value-type="string">
            <text:p>Archenweg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4478703820001">
            <text:p>11.447870382</text:p>
          </table:table-cell>
          <table:table-cell office:value-type="float" office:value="47.26704848">
            <text:p>47.26704848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Baggersee</text:p>
          </table:table-cell>
          <table:table-cell office:value-type="string">
            <text:p>Archenweg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467182600001">
            <text:p>11.44671826</text:p>
          </table:table-cell>
          <table:table-cell office:value-type="float" office:value="47.266905228">
            <text:p>47.266905228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Baggersee</text:p>
          </table:table-cell>
          <table:table-cell office:value-type="string">
            <text:p>Archenweg</text:p>
          </table:table-cell>
          <table:table-cell office:value-type="string">
            <text:p>Bocciabahn</text:p>
          </table:table-cell>
          <table:table-cell office:value-type="string">
            <text:p>Sonstiges</text:p>
          </table:table-cell>
          <table:table-cell office:value-type="float" office:value="11.4470884150001">
            <text:p>11.447088415</text:p>
          </table:table-cell>
          <table:table-cell office:value-type="float" office:value="47.2669243230001">
            <text:p>47.266924323</text:p>
          </table:table-cell>
          <table:table-cell office:value-type="string">
            <text:p>boccia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Baggersee</text:p>
          </table:table-cell>
          <table:table-cell office:value-type="string">
            <text:p>Archenweg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468802590001">
            <text:p>11.446880259</text:p>
          </table:table-cell>
          <table:table-cell office:value-type="float" office:value="47.265771005">
            <text:p>47.265771005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Eislaufplatz O-Dorf</text:p>
          </table:table-cell>
          <table:table-cell office:value-type="string">
            <text:p>Kajetan-Sweth-Straße 14</text:p>
          </table:table-cell>
          <table:table-cell office:value-type="string">
            <text:p>Eislaufplatz</text:p>
          </table:table-cell>
          <table:table-cell office:value-type="string">
            <text:p>Eissport</text:p>
          </table:table-cell>
          <table:table-cell office:value-type="float" office:value="11.442086493">
            <text:p>11.442086493</text:p>
          </table:table-cell>
          <table:table-cell office:value-type="float" office:value="47.2705956830001">
            <text:p>47.270595683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portanlage Ursulinengymnasium</text:p>
          </table:table-cell>
          <table:table-cell office:value-type="string">
            <text:p>Fürstenweg 86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3697323390001">
            <text:p>11.369732339</text:p>
          </table:table-cell>
          <table:table-cell office:value-type="float" office:value="47.2627116400001">
            <text:p>47.26271164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portanlage Ursulinengymnasium</text:p>
          </table:table-cell>
          <table:table-cell office:value-type="string">
            <text:p>Fürstenweg 86</text:p>
          </table:table-cell>
          <table:table-cell table:number-columns-repeated="2" office:value-type="string">
            <text:p>Sporthalle</text:p>
          </table:table-cell>
          <table:table-cell office:value-type="float" office:value="11.369895292">
            <text:p>11.369895292</text:p>
          </table:table-cell>
          <table:table-cell office:value-type="float" office:value="47.2624260310001">
            <text:p>47.26242603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portanlage PHT</text:p>
          </table:table-cell>
          <table:table-cell office:value-type="string">
            <text:p>Pastorstraße 7</text:p>
          </table:table-cell>
          <table:table-cell table:number-columns-repeated="2" office:value-type="string">
            <text:p>Sporthalle</text:p>
          </table:table-cell>
          <table:table-cell office:value-type="float" office:value="11.395080561">
            <text:p>11.395080561</text:p>
          </table:table-cell>
          <table:table-cell office:value-type="float" office:value="47.2530754650001">
            <text:p>47.25307546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Kegelbahn</text:p>
          </table:table-cell>
          <table:table-cell office:value-type="string">
            <text:p>Sporthalle</text:p>
          </table:table-cell>
          <table:table-cell office:value-type="float" office:value="11.424419127">
            <text:p>11.424419127</text:p>
          </table:table-cell>
          <table:table-cell office:value-type="float" office:value="47.270643668">
            <text:p>47.270643668</text:p>
          </table:table-cell>
          <table:table-cell office:value-type="string">
            <text:p>kegeln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ennis- und Squashcenter</text:p>
          </table:table-cell>
          <table:table-cell office:value-type="string">
            <text:p>Stadlweg 40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30956929">
            <text:p>11.430956929</text:p>
          </table:table-cell>
          <table:table-cell office:value-type="float" office:value="47.2667518230001">
            <text:p>47.266751823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Tennis- und Squashcenter</text:p>
          </table:table-cell>
          <table:table-cell office:value-type="string">
            <text:p>Stadlweg 40</text:p>
          </table:table-cell>
          <table:table-cell office:value-type="string">
            <text:p>Squashhalle</text:p>
          </table:table-cell>
          <table:table-cell office:value-type="string">
            <text:p>Tennis/Squash</text:p>
          </table:table-cell>
          <table:table-cell office:value-type="float" office:value="11.4312735240001">
            <text:p>11.431273524</text:p>
          </table:table-cell>
          <table:table-cell office:value-type="float" office:value="47.2667335080001">
            <text:p>47.266733508</text:p>
          </table:table-cell>
          <table:table-cell office:value-type="string">
            <text:p>squash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ennis- und Squashcenter</text:p>
          </table:table-cell>
          <table:table-cell office:value-type="string">
            <text:p>Stadlweg 40</text:p>
          </table:table-cell>
          <table:table-cell office:value-type="string">
            <text:p>Tennishalle</text:p>
          </table:table-cell>
          <table:table-cell office:value-type="string">
            <text:p>Tennis/Squash</text:p>
          </table:table-cell>
          <table:table-cell office:value-type="float" office:value="11.431597708">
            <text:p>11.431597708</text:p>
          </table:table-cell>
          <table:table-cell office:value-type="float" office:value="47.2667202160001">
            <text:p>47.266720216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Landessportcenter Tirol</text:p>
          </table:table-cell>
          <table:table-cell office:value-type="string">
            <text:p>Olympiastraße 10a</text:p>
          </table:table-cell>
          <table:table-cell table:number-columns-repeated="2" office:value-type="string">
            <text:p>Sporthalle</text:p>
          </table:table-cell>
          <table:table-cell office:value-type="float" office:value="11.41131262">
            <text:p>11.41131262</text:p>
          </table:table-cell>
          <table:table-cell office:value-type="float" office:value="47.2571946460001">
            <text:p>47.25719464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andessportcenter Tirol</text:p>
          </table:table-cell>
          <table:table-cell office:value-type="string">
            <text:p>Olympiastraße 10a</text:p>
          </table:table-cell>
          <table:table-cell table:number-columns-repeated="2" office:value-type="string">
            <text:p>Sporthalle</text:p>
          </table:table-cell>
          <table:table-cell office:value-type="float" office:value="11.4115791250001">
            <text:p>11.411579125</text:p>
          </table:table-cell>
          <table:table-cell office:value-type="float" office:value="47.257183497">
            <text:p>47.257183497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CT Fitness Studio Tivoli GmbH</text:p>
          </table:table-cell>
          <table:table-cell office:value-type="string">
            <text:p>Stadionstraße 1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412258996">
            <text:p>11.412258996</text:p>
          </table:table-cell>
          <table:table-cell office:value-type="float" office:value="47.255910166">
            <text:p>47.255910166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Inn-Lauf-Meilen</text:p>
          </table:table-cell>
          <table:table-cell office:value-type="string">
            <text:p>Karwendel Brücke bis New-Orleans-Brücke</text:p>
          </table:table-cell>
          <table:table-cell office:value-type="string">
            <text:p>Fitnessparkour</text:p>
          </table:table-cell>
          <table:table-cell office:value-type="string">
            <text:p>Fitness/Klettern</text:p>
          </table:table-cell>
          <table:table-cell office:value-type="float" office:value="11.4103346520001">
            <text:p>11.410334652</text:p>
          </table:table-cell>
          <table:table-cell office:value-type="float" office:value="47.2803596270001">
            <text:p>47.280359627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ody and Soul</text:p>
          </table:table-cell>
          <table:table-cell office:value-type="string">
            <text:p>Mitterweg 16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76018038">
            <text:p>11.376018038</text:p>
          </table:table-cell>
          <table:table-cell office:value-type="float" office:value="47.2596985660001">
            <text:p>47.259698566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Happy Fitness</text:p>
          </table:table-cell>
          <table:table-cell office:value-type="string">
            <text:p>Mitterweg 21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376139863">
            <text:p>11.376139863</text:p>
          </table:table-cell>
          <table:table-cell office:value-type="float" office:value="47.2581679940001">
            <text:p>47.258167994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porthalle HTBLVA I Anichstraße</text:p>
          </table:table-cell>
          <table:table-cell office:value-type="string">
            <text:p>Anichstraße 26-28</text:p>
          </table:table-cell>
          <table:table-cell table:number-columns-repeated="2" office:value-type="string">
            <text:p>Sporthalle</text:p>
          </table:table-cell>
          <table:table-cell office:value-type="float" office:value="11.388896968">
            <text:p>11.388896968</text:p>
          </table:table-cell>
          <table:table-cell office:value-type="float" office:value="47.2652165640001">
            <text:p>47.265216564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porthalle HTBLVA I Anichstraße</text:p>
          </table:table-cell>
          <table:table-cell office:value-type="string">
            <text:p>Anichstraße 26-28</text:p>
          </table:table-cell>
          <table:table-cell table:number-columns-repeated="2" office:value-type="string">
            <text:p>Sporthalle</text:p>
          </table:table-cell>
          <table:table-cell office:value-type="float" office:value="11.389280768">
            <text:p>11.389280768</text:p>
          </table:table-cell>
          <table:table-cell office:value-type="float" office:value="47.2650228030001">
            <text:p>47.26502280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orthalle ITV - Innsbrucker Turnverein</text:p>
          </table:table-cell>
          <table:table-cell office:value-type="string">
            <text:p>Fallmerayerstraße 12</text:p>
          </table:table-cell>
          <table:table-cell table:number-columns-repeated="2" office:value-type="string">
            <text:p>Sporthalle</text:p>
          </table:table-cell>
          <table:table-cell office:value-type="float" office:value="11.3915110360001">
            <text:p>11.391511036</text:p>
          </table:table-cell>
          <table:table-cell office:value-type="float" office:value="47.2640695250001">
            <text:p>47.26406952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porthalle ITV - Innsbrucker Turnverein</text:p>
          </table:table-cell>
          <table:table-cell office:value-type="string">
            <text:p>Fallmerayerstraße 12</text:p>
          </table:table-cell>
          <table:table-cell table:number-columns-repeated="2" office:value-type="string">
            <text:p>Sporthalle</text:p>
          </table:table-cell>
          <table:table-cell office:value-type="float" office:value="11.3912442970001">
            <text:p>11.391244297</text:p>
          </table:table-cell>
          <table:table-cell office:value-type="float" office:value="47.2640290250001">
            <text:p>47.26402902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porthalle VS Hötting</text:p>
          </table:table-cell>
          <table:table-cell office:value-type="string">
            <text:p>Schulgasse 4</text:p>
          </table:table-cell>
          <table:table-cell table:number-columns-repeated="2" office:value-type="string">
            <text:p>Sporthalle</text:p>
          </table:table-cell>
          <table:table-cell office:value-type="float" office:value="11.3859314210001">
            <text:p>11.385931421</text:p>
          </table:table-cell>
          <table:table-cell office:value-type="float" office:value="47.272308536">
            <text:p>47.27230853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orthalle VS Hötting</text:p>
          </table:table-cell>
          <table:table-cell office:value-type="string">
            <text:p>Schulgasse 4</text:p>
          </table:table-cell>
          <table:table-cell table:number-columns-repeated="2" office:value-type="string">
            <text:p>Sporthalle</text:p>
          </table:table-cell>
          <table:table-cell office:value-type="float" office:value="11.3859551200001">
            <text:p>11.38595512</text:p>
          </table:table-cell>
          <table:table-cell office:value-type="float" office:value="47.2721071290001">
            <text:p>47.27210712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Judozentrum Innsbruck</text:p>
          </table:table-cell>
          <table:table-cell office:value-type="string">
            <text:p>Franz-Fischer-Straße 7c</text:p>
          </table:table-cell>
          <table:table-cell table:number-columns-repeated="2" office:value-type="string">
            <text:p>Sporthalle</text:p>
          </table:table-cell>
          <table:table-cell office:value-type="float" office:value="11.3955461900001">
            <text:p>11.39554619</text:p>
          </table:table-cell>
          <table:table-cell office:value-type="float" office:value="47.2580118990001">
            <text:p>47.25801189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porthalle Akademisches Gymnasium Innsbruck</text:p>
          </table:table-cell>
          <table:table-cell office:value-type="string">
            <text:p>Angerzellgasse 14</text:p>
          </table:table-cell>
          <table:table-cell table:number-columns-repeated="2" office:value-type="string">
            <text:p>Sporthalle</text:p>
          </table:table-cell>
          <table:table-cell office:value-type="float" office:value="11.3969648290001">
            <text:p>11.396964829</text:p>
          </table:table-cell>
          <table:table-cell office:value-type="float" office:value="47.2680481990001">
            <text:p>47.268048199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porthalle BG/BRG Sillgasse</text:p>
          </table:table-cell>
          <table:table-cell office:value-type="string">
            <text:p>Sillgasse 10</text:p>
          </table:table-cell>
          <table:table-cell table:number-columns-repeated="2" office:value-type="string">
            <text:p>Sporthalle</text:p>
          </table:table-cell>
          <table:table-cell office:value-type="float" office:value="11.399071604">
            <text:p>11.399071604</text:p>
          </table:table-cell>
          <table:table-cell office:value-type="float" office:value="47.2673387770001">
            <text:p>47.267338777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ity Squash and Fitness</text:p>
          </table:table-cell>
          <table:table-cell office:value-type="string">
            <text:p>Hunoldstraße 5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4061583180001">
            <text:p>11.406158318</text:p>
          </table:table-cell>
          <table:table-cell office:value-type="float" office:value="47.2634049850001">
            <text:p>47.263404985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ity Squash and Fitness</text:p>
          </table:table-cell>
          <table:table-cell office:value-type="string">
            <text:p>Hunoldstraße 5</text:p>
          </table:table-cell>
          <table:table-cell office:value-type="string">
            <text:p>Squashhalle</text:p>
          </table:table-cell>
          <table:table-cell office:value-type="string">
            <text:p>Tennis/Squash</text:p>
          </table:table-cell>
          <table:table-cell office:value-type="float" office:value="11.405975241">
            <text:p>11.405975241</text:p>
          </table:table-cell>
          <table:table-cell office:value-type="float" office:value="47.263274859">
            <text:p>47.263274859</text:p>
          </table:table-cell>
          <table:table-cell office:value-type="string">
            <text:p>squash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porthalle BG/BRG Reithmannstraße</text:p>
          </table:table-cell>
          <table:table-cell office:value-type="string">
            <text:p>Reithmannstraße 1-3</text:p>
          </table:table-cell>
          <table:table-cell table:number-columns-repeated="2" office:value-type="string">
            <text:p>Sporthalle</text:p>
          </table:table-cell>
          <table:table-cell office:value-type="float" office:value="11.415523281">
            <text:p>11.415523281</text:p>
          </table:table-cell>
          <table:table-cell office:value-type="float" office:value="47.271303753">
            <text:p>47.27130375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porthalle BG/BRG Reithmannstraße</text:p>
          </table:table-cell>
          <table:table-cell office:value-type="string">
            <text:p>Reithmannstraße 1-3</text:p>
          </table:table-cell>
          <table:table-cell table:number-columns-repeated="2" office:value-type="string">
            <text:p>Sporthalle</text:p>
          </table:table-cell>
          <table:table-cell office:value-type="float" office:value="11.415847872">
            <text:p>11.415847872</text:p>
          </table:table-cell>
          <table:table-cell office:value-type="float" office:value="47.2709777650001">
            <text:p>47.27097776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Body and Soul Women</text:p>
          </table:table-cell>
          <table:table-cell office:value-type="string">
            <text:p>Amraser-See-Straße 60</text:p>
          </table:table-cell>
          <table:table-cell office:value-type="string">
            <text:p>Fitnesscenter</text:p>
          </table:table-cell>
          <table:table-cell office:value-type="string">
            <text:p>Fitness/Klettern</text:p>
          </table:table-cell>
          <table:table-cell office:value-type="float" office:value="11.4306641910001">
            <text:p>11.430664191</text:p>
          </table:table-cell>
          <table:table-cell office:value-type="float" office:value="47.263464884">
            <text:p>47.263464884</text:p>
          </table:table-cell>
          <table:table-cell office:value-type="string">
            <text:p>fitness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Vereinsheim Arzl</text:p>
          </table:table-cell>
          <table:table-cell office:value-type="string">
            <text:p>Schusterbergweg 15</text:p>
          </table:table-cell>
          <table:table-cell table:number-columns-repeated="2" office:value-type="string">
            <text:p>Sporthalle</text:p>
          </table:table-cell>
          <table:table-cell office:value-type="float" office:value="11.4316947720001">
            <text:p>11.431694772</text:p>
          </table:table-cell>
          <table:table-cell office:value-type="float" office:value="47.281797463">
            <text:p>47.28179746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porthalle VS Pradl-Ost / Siegmairschule</text:p>
          </table:table-cell>
          <table:table-cell office:value-type="string">
            <text:p>Siegmairstraße 1</text:p>
          </table:table-cell>
          <table:table-cell table:number-columns-repeated="2" office:value-type="string">
            <text:p>Sporthalle</text:p>
          </table:table-cell>
          <table:table-cell office:value-type="float" office:value="11.4213361490001">
            <text:p>11.421336149</text:p>
          </table:table-cell>
          <table:table-cell office:value-type="float" office:value="47.264756">
            <text:p>47.26475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porthalle VS Pradl-Ost / Siegmairschule</text:p>
          </table:table-cell>
          <table:table-cell office:value-type="string">
            <text:p>Siegmairstraße 1</text:p>
          </table:table-cell>
          <table:table-cell table:number-columns-repeated="2" office:value-type="string">
            <text:p>Sporthalle</text:p>
          </table:table-cell>
          <table:table-cell office:value-type="float" office:value="11.4219029610001">
            <text:p>11.421902961</text:p>
          </table:table-cell>
          <table:table-cell office:value-type="float" office:value="47.2639065710001">
            <text:p>47.26390657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ennisclub IEV</text:p>
          </table:table-cell>
          <table:table-cell office:value-type="string">
            <text:p>Reichenauer Straße 144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269403800001">
            <text:p>11.42694038</text:p>
          </table:table-cell>
          <table:table-cell office:value-type="float" office:value="47.2736201450001">
            <text:p>47.273620145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portanlage Hötting West</text:p>
          </table:table-cell>
          <table:table-cell office:value-type="string">
            <text:p>Franz-Baumann-Weg 8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3436060540001">
            <text:p>11.343606054</text:p>
          </table:table-cell>
          <table:table-cell office:value-type="float" office:value="47.2669613150001">
            <text:p>47.266961315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portanlage Hötting West</text:p>
          </table:table-cell>
          <table:table-cell office:value-type="string">
            <text:p>Franz-Baumann-Weg 8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439349060001">
            <text:p>11.343934906</text:p>
          </table:table-cell>
          <table:table-cell office:value-type="float" office:value="47.2669642910001">
            <text:p>47.26696429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portanlage Hötting West</text:p>
          </table:table-cell>
          <table:table-cell office:value-type="string">
            <text:p>Franz-Baumann-Weg 8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343170125">
            <text:p>11.343170125</text:p>
          </table:table-cell>
          <table:table-cell office:value-type="float" office:value="47.266849645">
            <text:p>47.266849645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portanlage Hötting West</text:p>
          </table:table-cell>
          <table:table-cell office:value-type="string">
            <text:p>Franz-Baumann-Weg 8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344185265">
            <text:p>11.344185265</text:p>
          </table:table-cell>
          <table:table-cell office:value-type="float" office:value="47.2664677010001">
            <text:p>47.266467701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portanlage Hötting West</text:p>
          </table:table-cell>
          <table:table-cell office:value-type="string">
            <text:p>Franz-Baumann-Weg 8</text:p>
          </table:table-cell>
          <table:table-cell office:value-type="string">
            <text:p>Eislauf-/Beachvolleyballpl.</text:p>
          </table:table-cell>
          <table:table-cell office:value-type="string">
            <text:p>Funsport</text:p>
          </table:table-cell>
          <table:table-cell office:value-type="float" office:value="11.343895979">
            <text:p>11.343895979</text:p>
          </table:table-cell>
          <table:table-cell office:value-type="float" office:value="47.266431792">
            <text:p>47.266431792</text:p>
          </table:table-cell>
          <table:table-cell office:value-type="string">
            <text:p>eiskunstlauf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8388814">
            <text:p>11.408388814</text:p>
          </table:table-cell>
          <table:table-cell office:value-type="float" office:value="47.2557239060001">
            <text:p>47.255723906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Basketballplatz</text:p>
          </table:table-cell>
          <table:table-cell office:value-type="string">
            <text:p>Funsport</text:p>
          </table:table-cell>
          <table:table-cell office:value-type="float" office:value="11.408677918">
            <text:p>11.408677918</text:p>
          </table:table-cell>
          <table:table-cell office:value-type="float" office:value="47.2563019670001">
            <text:p>47.256301967</text:p>
          </table:table-cell>
          <table:table-cell office:value-type="string">
            <text:p>basketball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ivoli Fußballplatz W1</text:p>
          </table:table-cell>
          <table:table-cell office:value-type="string">
            <text:p>Stadionstraße 1, Zugang Wiesengasse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08922687">
            <text:p>11.408922687</text:p>
          </table:table-cell>
          <table:table-cell office:value-type="float" office:value="47.2557521350001">
            <text:p>47.255752135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84111940001">
            <text:p>11.408411194</text:p>
          </table:table-cell>
          <table:table-cell office:value-type="float" office:value="47.2562419340001">
            <text:p>47.256241934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87440660001">
            <text:p>11.408744066</text:p>
          </table:table-cell>
          <table:table-cell office:value-type="float" office:value="47.2551831330001">
            <text:p>47.255183133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96069600001">
            <text:p>11.40960696</text:p>
          </table:table-cell>
          <table:table-cell office:value-type="float" office:value="47.2550888910001">
            <text:p>47.25508889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Tivoli Leichtathletikanlage</text:p>
          </table:table-cell>
          <table:table-cell office:value-type="string">
            <text:p>Stadionstraße 1, Zugang Wiesengasse</text:p>
          </table:table-cell>
          <table:table-cell office:value-type="string">
            <text:p>Leichtathletikanlage</text:p>
          </table:table-cell>
          <table:table-cell office:value-type="string">
            <text:p>Sonstiges</text:p>
          </table:table-cell>
          <table:table-cell office:value-type="float" office:value="11.408878288">
            <text:p>11.408878288</text:p>
          </table:table-cell>
          <table:table-cell office:value-type="float" office:value="47.2551338000001">
            <text:p>47.2551338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pielplatz Tivoli</text:p>
          </table:table-cell>
          <table:table-cell office:value-type="string">
            <text:p>Olympia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80301110001">
            <text:p>11.408030111</text:p>
          </table:table-cell>
          <table:table-cell office:value-type="float" office:value="47.258603647">
            <text:p>47.25860364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pielplatz Tivoli</text:p>
          </table:table-cell>
          <table:table-cell office:value-type="string">
            <text:p>Olympiastraße</text:p>
          </table:table-cell>
          <table:table-cell office:value-type="string">
            <text:p>Streetballplatz</text:p>
          </table:table-cell>
          <table:table-cell office:value-type="string">
            <text:p>Funsport</text:p>
          </table:table-cell>
          <table:table-cell office:value-type="float" office:value="11.407496544">
            <text:p>11.407496544</text:p>
          </table:table-cell>
          <table:table-cell office:value-type="float" office:value="47.2585705810001">
            <text:p>47.25857058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pielplatz Tivoli</text:p>
          </table:table-cell>
          <table:table-cell office:value-type="string">
            <text:p>Olympiastraß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75123600001">
            <text:p>11.40751236</text:p>
          </table:table-cell>
          <table:table-cell office:value-type="float" office:value="47.258430897">
            <text:p>47.25843089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Freibad Gruberhof</text:p>
          </table:table-cell>
          <table:table-cell office:value-type="string">
            <text:p>Heiligwasserweg</text:p>
          </table:table-cell>
          <table:table-cell office:value-type="string">
            <text:p>Freibad</text:p>
          </table:table-cell>
          <table:table-cell office:value-type="string">
            <text:p>Schwimmen</text:p>
          </table:table-cell>
          <table:table-cell office:value-type="float" office:value="11.415301539">
            <text:p>11.415301539</text:p>
          </table:table-cell>
          <table:table-cell office:value-type="float" office:value="47.228429304">
            <text:p>47.228429304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Olympia Golf</text:p>
          </table:table-cell>
          <table:table-cell office:value-type="string">
            <text:p>Badhausstraße</text:p>
          </table:table-cell>
          <table:table-cell office:value-type="string">
            <text:p>Golfplatz</text:p>
          </table:table-cell>
          <table:table-cell office:value-type="string">
            <text:p>Golf/Minigolf</text:p>
          </table:table-cell>
          <table:table-cell office:value-type="float" office:value="11.4241251620001">
            <text:p>11.424125162</text:p>
          </table:table-cell>
          <table:table-cell office:value-type="float" office:value="47.224460827">
            <text:p>47.224460827</text:p>
          </table:table-cell>
          <table:table-cell office:value-type="string">
            <text:p>golf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Billard-Sport-Arena</text:p>
          </table:table-cell>
          <table:table-cell office:value-type="string">
            <text:p>Bachlechnerstraße 46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375669881">
            <text:p>11.375669881</text:p>
          </table:table-cell>
          <table:table-cell office:value-type="float" office:value="47.264522232">
            <text:p>47.264522232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t Charly´s Friends</text:p>
          </table:table-cell>
          <table:table-cell office:value-type="string">
            <text:p>Adamgasse 23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3986428270001">
            <text:p>11.398642827</text:p>
          </table:table-cell>
          <table:table-cell office:value-type="float" office:value="47.2608461720001">
            <text:p>47.260846172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ool Café</text:p>
          </table:table-cell>
          <table:table-cell office:value-type="string">
            <text:p>Müllerstraße 27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390696587">
            <text:p>11.390696587</text:p>
          </table:table-cell>
          <table:table-cell office:value-type="float" office:value="47.2610665130001">
            <text:p>47.261066513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Billardlokal Verein Little Pool Team Innsbruck</text:p>
          </table:table-cell>
          <table:table-cell office:value-type="string">
            <text:p>Reichenauer Straße 19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410479309">
            <text:p>11.410479309</text:p>
          </table:table-cell>
          <table:table-cell office:value-type="float" office:value="47.270304416">
            <text:p>47.270304416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Billardlokal Tiroler Pool Billard Trainingszentrum</text:p>
          </table:table-cell>
          <table:table-cell office:value-type="string">
            <text:p>Dörrstraße 51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4372088980001">
            <text:p>11.437208898</text:p>
          </table:table-cell>
          <table:table-cell office:value-type="float" office:value="47.27857605">
            <text:p>47.27857605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Billardlokal Verein BC Grand Prix Innsbruck</text:p>
          </table:table-cell>
          <table:table-cell office:value-type="string">
            <text:p>Innrain 102</text:p>
          </table:table-cell>
          <table:table-cell office:value-type="string">
            <text:p>Billard</text:p>
          </table:table-cell>
          <table:table-cell office:value-type="string">
            <text:p>Sonstiges</text:p>
          </table:table-cell>
          <table:table-cell office:value-type="float" office:value="11.3785402890001">
            <text:p>11.378540289</text:p>
          </table:table-cell>
          <table:table-cell office:value-type="float" office:value="47.257703545">
            <text:p>47.257703545</text:p>
          </table:table-cell>
          <table:table-cell office:value-type="string">
            <text:p>billard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WUB-Skatehalle</text:p>
          </table:table-cell>
          <table:table-cell office:value-type="string">
            <text:p>Matthias-Schmid-Straße 12</text:p>
          </table:table-cell>
          <table:table-cell office:value-type="string">
            <text:p>Skate-/Rollerbladehalle</text:p>
          </table:table-cell>
          <table:table-cell office:value-type="string">
            <text:p>Funsport</text:p>
          </table:table-cell>
          <table:table-cell office:value-type="float" office:value="11.4144911720001">
            <text:p>11.414491172</text:p>
          </table:table-cell>
          <table:table-cell office:value-type="float" office:value="47.277074832">
            <text:p>47.277074832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porthalle BORG Fallmerayerstraße</text:p>
          </table:table-cell>
          <table:table-cell office:value-type="string">
            <text:p>Fallmerayerstraße 7</text:p>
          </table:table-cell>
          <table:table-cell table:number-columns-repeated="2" office:value-type="string">
            <text:p>Sporthalle</text:p>
          </table:table-cell>
          <table:table-cell office:value-type="float" office:value="11.393195389">
            <text:p>11.393195389</text:p>
          </table:table-cell>
          <table:table-cell office:value-type="float" office:value="47.263281975">
            <text:p>47.263281975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inigolf Kranebitter Hof</text:p>
          </table:table-cell>
          <table:table-cell office:value-type="string">
            <text:p>Kranebitter Allee 203</text:p>
          </table:table-cell>
          <table:table-cell office:value-type="string">
            <text:p>Minigolfanlage</text:p>
          </table:table-cell>
          <table:table-cell office:value-type="string">
            <text:p>Golf/Minigolf</text:p>
          </table:table-cell>
          <table:table-cell office:value-type="float" office:value="11.3287553660001">
            <text:p>11.328755366</text:p>
          </table:table-cell>
          <table:table-cell office:value-type="float" office:value="47.2621632180001">
            <text:p>47.262163218</text:p>
          </table:table-cell>
          <table:table-cell office:value-type="string">
            <text:p>minigolf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BMX-Dirtpark</text:p>
          </table:table-cell>
          <table:table-cell office:value-type="string">
            <text:p>Hans-Flöckinger-Promenade</text:p>
          </table:table-cell>
          <table:table-cell office:value-type="string">
            <text:p>Skate-/Rollerbladeplatz</text:p>
          </table:table-cell>
          <table:table-cell office:value-type="string">
            <text:p>Funsport</text:p>
          </table:table-cell>
          <table:table-cell office:value-type="float" office:value="11.347403166">
            <text:p>11.347403166</text:p>
          </table:table-cell>
          <table:table-cell office:value-type="float" office:value="47.254430536">
            <text:p>47.254430536</text:p>
          </table:table-cell>
          <table:table-cell office:value-type="string">
            <text:p>skateboard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pielplatz Sauerweinwiese</text:p>
          </table:table-cell>
          <table:table-cell office:value-type="string">
            <text:p>Kranebitterbodenweg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327870257">
            <text:p>11.327870257</text:p>
          </table:table-cell>
          <table:table-cell office:value-type="float" office:value="47.265324816">
            <text:p>47.265324816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Baggersee</text:p>
          </table:table-cell>
          <table:table-cell office:value-type="string">
            <text:p>Archenweg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446947060001">
            <text:p>11.444694706</text:p>
          </table:table-cell>
          <table:table-cell office:value-type="float" office:value="47.264862427">
            <text:p>47.264862427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11110540001">
            <text:p>11.411111054</text:p>
          </table:table-cell>
          <table:table-cell office:value-type="float" office:value="47.2269763790001">
            <text:p>47.22697637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7497000001">
            <text:p>11.4107497</text:p>
          </table:table-cell>
          <table:table-cell office:value-type="float" office:value="47.227150529">
            <text:p>47.227150529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ennis Park Club Igls</text:p>
          </table:table-cell>
          <table:table-cell office:value-type="string">
            <text:p>Patscher Straße 21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1093363">
            <text:p>11.41093363</text:p>
          </table:table-cell>
          <table:table-cell office:value-type="float" office:value="47.2270602410001">
            <text:p>47.227060241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Reitarena Innsbruck-Igls</text:p>
          </table:table-cell>
          <table:table-cell office:value-type="string">
            <text:p>Römerstraße 50</text:p>
          </table:table-cell>
          <table:table-cell office:value-type="string">
            <text:p>Reithalle</text:p>
          </table:table-cell>
          <table:table-cell office:value-type="string">
            <text:p>Sonstiges</text:p>
          </table:table-cell>
          <table:table-cell office:value-type="float" office:value="11.4276649290001">
            <text:p>11.427664929</text:p>
          </table:table-cell>
          <table:table-cell office:value-type="float" office:value="47.22758449">
            <text:p>47.22758449</text:p>
          </table:table-cell>
          <table:table-cell office:value-type="string">
            <text:p>reiten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25270579">
            <text:p>11.425270579</text:p>
          </table:table-cell>
          <table:table-cell office:value-type="float" office:value="47.270409618">
            <text:p>47.270409618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4844019">
            <text:p>11.424844019</text:p>
          </table:table-cell>
          <table:table-cell office:value-type="float" office:value="47.270925102">
            <text:p>47.270925102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8569670001">
            <text:p>11.425856967</text:p>
          </table:table-cell>
          <table:table-cell office:value-type="float" office:value="47.270902504">
            <text:p>47.27090250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647064">
            <text:p>11.425647064</text:p>
          </table:table-cell>
          <table:table-cell office:value-type="float" office:value="47.271165024">
            <text:p>47.27116502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413233">
            <text:p>11.425413233</text:p>
          </table:table-cell>
          <table:table-cell office:value-type="float" office:value="47.2710902440001">
            <text:p>47.271090244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2042430001">
            <text:p>11.425204243</text:p>
          </table:table-cell>
          <table:table-cell office:value-type="float" office:value="47.271023746">
            <text:p>47.271023746</text:p>
          </table:table-cell>
          <table:table-cell office:value-type="string">
            <text:p>tenni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Volkshaus Innsbruck Sportanlage</text:p>
          </table:table-cell>
          <table:table-cell office:value-type="string">
            <text:p>Radetzkystraße 47</text:p>
          </table:table-cell>
          <table:table-cell office:value-type="string">
            <text:p>Tennisplatz</text:p>
          </table:table-cell>
          <table:table-cell office:value-type="string">
            <text:p>Tennis/Squash</text:p>
          </table:table-cell>
          <table:table-cell office:value-type="float" office:value="11.4258715340001">
            <text:p>11.425871534</text:p>
          </table:table-cell>
          <table:table-cell office:value-type="float" office:value="47.2712442700001">
            <text:p>47.27124427</text:p>
          </table:table-cell>
          <table:table-cell office:value-type="string">
            <text:p>tennis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Hallenbad Olympisches Dorf</text:p>
          </table:table-cell>
          <table:table-cell office:value-type="string">
            <text:p>Kugelfangweg 46</text:p>
          </table:table-cell>
          <table:table-cell office:value-type="string">
            <text:p>Hallenbad</text:p>
          </table:table-cell>
          <table:table-cell office:value-type="string">
            <text:p>Schwimmen</text:p>
          </table:table-cell>
          <table:table-cell office:value-type="float" office:value="11.446984774">
            <text:p>11.446984774</text:p>
          </table:table-cell>
          <table:table-cell office:value-type="float" office:value="47.269449412">
            <text:p>47.269449412</text:p>
          </table:table-cell>
          <table:table-cell office:value-type="string">
            <text:p>schwimmen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pielplatz SOS - Kinderdorf</text:p>
          </table:table-cell>
          <table:table-cell office:value-type="string">
            <text:p>Hermann-Gmeiner-Straße 51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46448543">
            <text:p>11.446448543</text:p>
          </table:table-cell>
          <table:table-cell office:value-type="float" office:value="47.260432682">
            <text:p>47.260432682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kigebiet Nordpark</text:p>
          </table:table-cell>
          <table:table-cell office:value-type="string">
            <text:p>Höhenstraße 145</text:p>
          </table:table-cell>
          <table:table-cell office:value-type="string">
            <text:p>Skigebiet</text:p>
          </table:table-cell>
          <table:table-cell office:value-type="string">
            <text:p>Wintersport</text:p>
          </table:table-cell>
          <table:table-cell office:value-type="float" office:value="11.379665803">
            <text:p>11.379665803</text:p>
          </table:table-cell>
          <table:table-cell office:value-type="float" office:value="47.3076071070001">
            <text:p>47.307607107</text:p>
          </table:table-cell>
          <table:table-cell office:value-type="string">
            <text:p>ski_alpin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portanlage BHAK/BHAS Innsbruck</text:p>
          </table:table-cell>
          <table:table-cell office:value-type="string">
            <text:p>Karl-Schönherr-Straße 2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00411154">
            <text:p>11.400411154</text:p>
          </table:table-cell>
          <table:table-cell office:value-type="float" office:value="47.276106687">
            <text:p>47.276106687</text:p>
          </table:table-cell>
          <table:table-cell office:value-type="string">
            <text:p>leichtathletik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portkegelbahn VS Fischerstraße</text:p>
          </table:table-cell>
          <table:table-cell office:value-type="string">
            <text:p>Franz-Fischer-Straße 38</text:p>
          </table:table-cell>
          <table:table-cell office:value-type="string">
            <text:p>Kegelbahn</text:p>
          </table:table-cell>
          <table:table-cell office:value-type="string">
            <text:p>Sporthalle</text:p>
          </table:table-cell>
          <table:table-cell office:value-type="float" office:value="11.389326458">
            <text:p>11.389326458</text:p>
          </table:table-cell>
          <table:table-cell office:value-type="float" office:value="47.2587315390001">
            <text:p>47.258731539</text:p>
          </table:table-cell>
          <table:table-cell office:value-type="string">
            <text:p>kegeln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Sporthalle VS Fischerstraße</text:p>
          </table:table-cell>
          <table:table-cell office:value-type="string">
            <text:p>Franz-Fischer-Straße 38</text:p>
          </table:table-cell>
          <table:table-cell table:number-columns-repeated="2" office:value-type="string">
            <text:p>Sporthalle</text:p>
          </table:table-cell>
          <table:table-cell office:value-type="float" office:value="11.3892098260001">
            <text:p>11.389209826</text:p>
          </table:table-cell>
          <table:table-cell office:value-type="float" office:value="47.2588708100001">
            <text:p>47.25887081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portanlage Wiesengasse</text:p>
          </table:table-cell>
          <table:table-cell office:value-type="string">
            <text:p>Wiesengasse 60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4281177">
            <text:p>11.414281177</text:p>
          </table:table-cell>
          <table:table-cell office:value-type="float" office:value="47.2550371390001">
            <text:p>47.255037139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portanlage Wiesengasse</text:p>
          </table:table-cell>
          <table:table-cell office:value-type="string">
            <text:p>Wiesengasse 60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52111510001">
            <text:p>11.415211151</text:p>
          </table:table-cell>
          <table:table-cell office:value-type="float" office:value="47.255194998">
            <text:p>47.255194998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Sportanlage Wiesengasse</text:p>
          </table:table-cell>
          <table:table-cell office:value-type="string">
            <text:p>Wiesengasse 60</text:p>
          </table:table-cell>
          <table:table-cell office:value-type="string">
            <text:p>Fußballplatz</text:p>
          </table:table-cell>
          <table:table-cell office:value-type="string">
            <text:p>Fußball/Football</text:p>
          </table:table-cell>
          <table:table-cell office:value-type="float" office:value="11.416186258">
            <text:p>11.416186258</text:p>
          </table:table-cell>
          <table:table-cell office:value-type="float" office:value="47.2553232810001">
            <text:p>47.255323281</text:p>
          </table:table-cell>
          <table:table-cell office:value-type="string">
            <text:p>fussball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07587947">
            <text:p>11.407587947</text:p>
          </table:table-cell>
          <table:table-cell office:value-type="float" office:value="47.2597127080001">
            <text:p>47.259712708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Freibad Tivoli</text:p>
          </table:table-cell>
          <table:table-cell office:value-type="string">
            <text:p>Purtschellerstraße 1</text:p>
          </table:table-cell>
          <table:table-cell office:value-type="string">
            <text:p>Beachvolleyballplatz</text:p>
          </table:table-cell>
          <table:table-cell office:value-type="string">
            <text:p>Funsport</text:p>
          </table:table-cell>
          <table:table-cell office:value-type="float" office:value="11.4075475550001">
            <text:p>11.407547555</text:p>
          </table:table-cell>
          <table:table-cell office:value-type="float" office:value="47.2598363210001">
            <text:p>47.259836321</text:p>
          </table:table-cell>
          <table:table-cell office:value-type="string">
            <text:p>beachvolleyball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pielplatz Lodenareal</text:p>
          </table:table-cell>
          <table:table-cell office:value-type="string">
            <text:p>Lodenareal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19417733">
            <text:p>11.419417733</text:p>
          </table:table-cell>
          <table:table-cell office:value-type="float" office:value="47.2770329460001">
            <text:p>47.277032946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pielplatz Kirchmayrgasse</text:p>
          </table:table-cell>
          <table:table-cell office:value-type="string">
            <text:p>Kirchmayrgasse</text:p>
          </table:table-cell>
          <table:table-cell office:value-type="string">
            <text:p>Sportplatz</text:p>
          </table:table-cell>
          <table:table-cell office:value-type="string">
            <text:p>Spielplatz</text:p>
          </table:table-cell>
          <table:table-cell office:value-type="float" office:value="11.4315380570001">
            <text:p>11.431538057</text:p>
          </table:table-cell>
          <table:table-cell office:value-type="float" office:value="47.259831751">
            <text:p>47.259831751</text:p>
          </table:table-cell>
          <table:table-cell office:value-type="string">
            <text:p>leichtathletik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Sporthalle VS Innere Stadt</text:p>
          </table:table-cell>
          <table:table-cell office:value-type="string">
            <text:p>Angerzellgasse 12</text:p>
          </table:table-cell>
          <table:table-cell table:number-columns-repeated="2" office:value-type="string">
            <text:p>Sporthalle</text:p>
          </table:table-cell>
          <table:table-cell office:value-type="float" office:value="11.396121088">
            <text:p>11.396121088</text:p>
          </table:table-cell>
          <table:table-cell office:value-type="float" office:value="47.2681155930001">
            <text:p>47.268115593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porthalle SPZ Schule am Inn</text:p>
          </table:table-cell>
          <table:table-cell office:value-type="string">
            <text:p>Hutterweg 1a</text:p>
          </table:table-cell>
          <table:table-cell table:number-columns-repeated="2" office:value-type="string">
            <text:p>Sporthalle</text:p>
          </table:table-cell>
          <table:table-cell office:value-type="float" office:value="11.3818720370001">
            <text:p>11.381872037</text:p>
          </table:table-cell>
          <table:table-cell office:value-type="float" office:value="47.2645923260001">
            <text:p>47.264592326</text:p>
          </table:table-cell>
          <table:table-cell office:value-type="string">
            <text:p>reckturnen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Sporthalle BRG in der Au</text:p>
          </table:table-cell>
          <table:table-cell office:value-type="string">
            <text:p>Bachlechnerstraße 35</text:p>
          </table:table-cell>
          <table:table-cell table:number-columns-repeated="2" office:value-type="string">
            <text:p>Sporthalle</text:p>
          </table:table-cell>
          <table:table-cell office:value-type="float" office:value="11.37391287">
            <text:p>11.37391287</text:p>
          </table:table-cell>
          <table:table-cell office:value-type="float" office:value="47.2641261850001">
            <text:p>47.264126185</text:p>
          </table:table-cell>
          <table:table-cell office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name="__Anonymous_Sheet_DB__1" table:target-range-address="sportstaetten.A1:sportstaetten.G343" table:display-filter-buttons="true">
          <table:filter>
            <table:filter-condition table:field-number="4" table:value="Fußball/Football" table:operator="="/>
          </table:filter>
        </table:database-range>
        <table:database-range table:name="__Anonymous_Sheet_DB__2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.04.2019</text:date>, <text:time>18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1:36.06</dc:date>
    <meta:editing-duration>PT33M34S</meta:editing-duration>
    <meta:editing-cycles>3</meta:editing-cycles>
    <meta:generator>OpenOffice/4.1.2$Win32 OpenOffice.org_project/412m3$Build-9782</meta:generator>
    <dc:creator>Roman </dc:creator>
    <meta:document-statistic meta:table-count="1" meta:cell-count="2744" meta:object-count="0"/>
  </office:meta>
</office:document-meta>
</file>